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0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778cm" fo:break-before="auto" style:use-optimal-row-height="false"/>
    </style:style>
    <style:style style:name="ro5" style:family="table-row">
      <style:table-row-properties style:row-height="0.889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467cm" fo:break-before="page" style:use-optimal-row-height="tru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0.686cm" fo:break-before="page" style:use-optimal-row-height="false"/>
    </style:style>
    <style:style style:name="ro10" style:family="table-row">
      <style:table-row-properties style:row-height="0.635cm" fo:break-before="page" style:use-optimal-row-height="false"/>
    </style:style>
    <style:style style:name="ro1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メイリオ1" style:font-name-asian="メイリオ1"/>
    </style:style>
    <style:style style:name="ce2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3" style:family="table-cell" style:parent-style-name="Normal_20_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36pt" fo:font-style="normal" fo:text-shadow="none" style:text-underline-style="none" fo:font-weight="bold" style:font-name-asian="HG丸ｺﾞｼｯｸM-PRO" style:font-size-asian="36pt" style:font-style-asian="normal" style:font-weight-asian="bold" style:font-size-complex="36pt" style:font-style-complex="normal" style:font-weight-complex="bold"/>
    </style:style>
    <style:style style:name="ce4" style:family="table-cell" style:parent-style-name="Normal_20_2">
      <style:table-cell-properties style:vertical-align="middle"/>
      <style:text-properties style:font-name="メイリオ1" style:font-name-asian="メイリオ1"/>
    </style:style>
    <style:style style:name="ce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style:font-name-asian="メイリオ1"/>
    </style:style>
    <style:style style:name="ce9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bottom"/>
      <style:text-properties fo:color="#000000" style:text-outline="false" style:text-line-through-style="none" style:font-name="メイリオ1" fo:font-size="18pt" fo:font-style="normal" fo:text-shadow="none" style:text-underline-style="none" fo:font-weight="bold" style:font-name-asian="HG丸ｺﾞｼｯｸM-PRO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">
      <style:table-cell-properties style:vertical-align="middle"/>
      <style:text-properties style:font-name="メイリオ1" style:font-name-asian="メイリオ1"/>
    </style:style>
    <style:style style:name="ce14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8pt" fo:font-style="normal" fo:text-shadow="none" style:text-underline-style="none" fo:font-weight="normal" style:font-name-asian="メイリオ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20_2" style:data-style-name="N1">
      <style:table-cell-properties style:glyph-orientation-vertical="auto" style:diagonal-bl-tr="none" style:diagonal-tl-br="none" style:text-align-source="value-type" style:repeat-content="false" fo:wrap-option="no-wrap" fo:border="0.002cm solid #000000" style:direction="ttb" style:rotation-angle="0" style:rotation-align="none" style:shrink-to-fit="false" style:vertical-align="middle"/>
      <style:paragraph-properties fo:margin-left="0cm" style:writing-mode="page"/>
      <style:text-properties style:font-name="メイリオ1" style:font-name-asian="メイリオ1"/>
    </style:style>
    <style:style style:name="ce18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7pt" fo:font-style="normal" fo:text-shadow="none" style:text-underline-style="none" fo:font-weight="normal" style:font-name-asian="メイリオ1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color="#000000" style:font-name="メイリオ1" fo:font-size="8pt" style:font-name-asian="メイリオ1" style:font-size-asian="8pt" style:font-name-complex="Mangal" style:font-size-complex="8pt"/>
    </style:style>
    <style:style style:name="ce20" style:family="table-cell" style:parent-style-name="Default">
      <style:table-cell-properties style:vertical-align="middle"/>
      <style:text-properties style:font-name="メイリオ1" fo:font-size="15pt" fo:font-weight="bold" style:font-name-asian="HG丸ｺﾞｼｯｸM-PRO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4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9pt" style:font-name-asian="メイリオ1" style:font-size-asian="9pt" style:font-size-complex="9pt"/>
    </style:style>
    <style:style style:name="ce26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メイリオ1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メイリオ1" fo:font-size="10pt" style:font-name-asian="メイリオ1" style:font-size-asian="10pt" style:font-name-complex="Mangal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name-asian="メイリオ1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36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7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  <style:text-properties style:font-name="メイリオ1" fo:font-size="10pt" style:font-name-asian="メイリオ1" style:font-size-asian="10pt" style:font-size-complex="10pt"/>
    </style:style>
    <style:style style:name="ce4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text-properties style:font-name="メイリオ1" fo:font-size="10pt" style:font-name-asian="メイリオ1" style:font-size-asian="10pt" style:font-size-complex="10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8pt" style:font-name-asian="メイリオ1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none" fo:border-top="0.035cm solid #000000"/>
      <style:text-properties style:font-name="メイリオ1" fo:font-size="10pt" style:font-name-asian="メイリオ1" style:font-size-asian="10pt" style:font-size-complex="10pt"/>
    </style:style>
    <style:style style:name="ce49" style:family="table-cell" style:parent-style-name="Default">
      <style:table-cell-properties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53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02cm solid #000000" style:vertical-align="middle"/>
      <style:paragraph-properties fo:text-align="justify" fo:margin-left="0cm"/>
      <style:text-properties fo:color="#000000" style:text-outline="false" style:text-line-through-style="none" style:font-name="メイリオ1" fo:font-size="13pt" fo:font-style="normal" fo:text-shadow="none" style:text-underline-style="none" fo:font-weight="normal" style:font-name-asian="メイリオ1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justify" fo:margin-left="0cm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style:shrink-to-fit="tru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style:font-name="メイリオ1" fo:font-size="11pt" style:font-name-asian="メイリオ1" style:font-size-asian="11pt" style:font-size-complex="11pt"/>
    </style:style>
    <style:style style:name="ce58" style:family="table-cell" style:parent-style-name="Normal_20_2" style:data-style-name="N100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Normal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ext-properties style:font-name="メイリオ1" fo:font-size="11pt" style:font-name-asian="メイリオ1" style:font-size-asian="11pt" style:font-size-complex="11pt"/>
    </style:style>
    <style:style style:name="ce66" style:family="table-cell" style:parent-style-name="Default">
      <style:table-cell-properties fo:border-bottom="0.002cm solid #000000" fo:border-left="none" fo:border-right="none" fo:border-top="none"/>
      <style:text-properties style:font-name="メイリオ1" fo:font-size="11pt" style:font-name-asian="メイリオ1" style:font-size-asian="11pt" style:font-size-complex="11pt"/>
    </style:style>
    <style:style style:name="ce67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center" fo:margin-left="0cm"/>
      <style:text-properties fo:color="#000000" style:text-outline="false" style:text-line-through-style="none" style:font-name="メイリオ1" fo:font-size="26pt" fo:font-style="normal" fo:text-shadow="none" style:text-underline-style="none" fo:font-weight="normal" style:font-name-asian="メイリオ1" style:font-size-asian="26pt" style:font-style-asian="normal" style:font-weight-asian="normal" style:font-size-complex="26pt" style:font-style-complex="normal" style:font-weight-complex="normal"/>
    </style:style>
    <style:style style:name="ce68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5116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0" style:family="table-cell" style:parent-style-name="Default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3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5116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5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9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81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メイリオ1" fo:font-size="10pt" style:font-name-asian="メイリオ1" style:font-size-asian="10pt" style:font-size-complex="10pt"/>
    </style:style>
    <style:style style:name="ce82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3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84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5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size-complex="10pt"/>
    </style:style>
    <style:style style:name="ce86" style:family="table-cell" style:parent-style-name="Default">
      <style:table-cell-properties fo:background-color="#ffff00"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9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9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bold" style:font-name-asian="メイリオ1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Normal_20_2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96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8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メイリオ1" fo:font-size="10pt" style:font-name-asian="メイリオ1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0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0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1" style:font-name-asian="メイリオ1"/>
    </style:style>
    <style:style style:name="ce105" style:family="table-cell" style:parent-style-name="Default">
      <style:table-cell-properties style:vertical-align="middle"/>
      <style:text-properties fo:color="#ff0000" style:font-name="メイリオ1" fo:font-size="10pt" style:font-name-asian="メイリオ1" style:font-size-asian="10pt" style:font-size-complex="10pt"/>
    </style:style>
    <style:style style:name="ce106" style:family="table-cell" style:parent-style-name="Default">
      <style:table-cell-properties fo:background-color="transparent" style:vertical-align="middle"/>
      <style:text-properties style:font-name="メイリオ1" fo:font-size="10pt" style:font-name-asian="メイリオ1" style:font-size-asian="10pt" style:font-size-complex="10pt"/>
    </style:style>
    <style:style style:name="ce10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0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11" style:family="table-cell" style:parent-style-name="Normal_20_2" style:data-style-name="N1">
      <style:table-cell-properties style:vertical-align="middle"/>
      <style:text-properties style:font-name="メイリオ1" style:font-name-asian="メイリオ1"/>
    </style:style>
    <style:style style:name="ce112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fo:font-size="11pt" style:font-name-asian="メイリオ1" style:font-size-asian="11pt" style:font-size-complex="11pt"/>
    </style:style>
    <style:style style:name="ce117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</style:style>
    <style:style style:name="ce1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order-left="0.002cm solid #000000" style:direction="ltr" fo:border-right="none" style:rotation-align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3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bottom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 fo:margin-left="0cm"/>
    </style:style>
    <style:style style:name="ce125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style:font-name="メイリオ1" style:font-name-asian="メイリオ1"/>
    </style:style>
    <style:style style:name="ce1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02cm solid #000000"/>
      <style:paragraph-properties fo:text-align="start" fo:margin-left="0.106cm"/>
    </style:style>
    <style:style style:name="ce131" style:family="table-cell" style:parent-style-name="Normal_20_2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3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5" style:family="table-cell" style:parent-style-name="Default">
      <style:table-cell-properties style:vertical-align="middle"/>
      <style:text-properties style:font-name="メイリオ1" fo:font-size="15pt" fo:font-weight="normal" style:font-name-asian="HG丸ｺﾞｼｯｸM-PRO" style:font-size-asian="15pt" style:font-weight-asian="normal" style:font-size-complex="15pt" style:font-weight-complex="normal"/>
    </style:style>
    <style:style style:name="ce136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メイリオ1" style:font-name-asian="メイリオ1"/>
    </style:style>
    <style:style style:name="ce13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</style:style>
    <style:style style:name="ce139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1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4" style:family="table-cell" style:parent-style-name="Default">
      <style:table-cell-properties fo:border-bottom="none" fo:border-left="none" fo:border-right="0.002cm solid #000000" fo:border-top="0.002cm solid #000000"/>
    </style:style>
    <style:style style:name="ce145" style:family="table-cell" style:parent-style-name="Default">
      <style:table-cell-properties fo:border-bottom="none" fo:border-left="none" fo:border-right="0.002cm solid #000000" fo:border-top="none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8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HG丸ｺﾞｼｯｸM-PRO" fo:font-size="11pt" fo:font-weight="normal" style:font-name-asian="HG丸ｺﾞｼｯｸM-PRO" style:font-size-asian="11pt" style:font-weight-asian="normal" style:font-size-complex="11pt" style:font-weight-complex="normal"/>
    </style:style>
    <style:style style:name="ce150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51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5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</style:style>
    <style:style style:name="ce15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</style:style>
    <style:style style:name="ce154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55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Calibri" fo:font-size="10pt" style:font-name-asian="ＭＳ Ｐゴシック" style:font-size-asian="10pt" style:font-name-complex="Mangal" style:font-size-complex="10pt"/>
    </style:style>
    <style:style style:name="ce156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Calibri" fo:font-size="10pt" style:font-name-asian="ＭＳ Ｐゴシック" style:font-size-asian="10pt" style:font-name-complex="Mangal" style:font-size-complex="10pt"/>
    </style:style>
    <style:style style:name="ce15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158" style:family="table-cell" style:parent-style-name="Default">
      <style:table-cell-properties style:vertical-align="middle"/>
      <style:text-properties style:font-name="メイリオ1" fo:font-size="11pt" style:font-name-asian="メイリオ1" style:font-size-asian="11pt" style:font-size-complex="11pt"/>
    </style:style>
    <style:style style:name="ce159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160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61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6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63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.106cm"/>
    </style:style>
    <style:style style:name="ce169" style:family="table-cell" style:parent-style-name="Default">
      <style:table-cell-properties fo:border="none" style:vertical-align="middle"/>
      <style:text-properties style:font-name="メイリオ1" style:font-name-asian="メイリオ1"/>
    </style:style>
    <style:style style:name="ce170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1" style:family="table-cell" style:parent-style-name="Default" style:data-style-name="N1">
      <style:table-cell-properties style:glyph-orientation-vertical="auto" fo:border-bottom="none" style:text-align-source="fix" style:repeat-content="false" fo:border-left="0.002cm solid #000000" style:direction="ttb" fo:border-right="none" fo:border-top="none" style:vertical-align="middle"/>
      <style:paragraph-properties fo:text-align="center" fo:margin-left="0cm"/>
      <style:text-properties style:font-name="メイリオ1" style:font-name-asian="メイリオ1"/>
    </style:style>
    <style:style style:name="ce172" style:family="table-cell" style:parent-style-name="Default" style:data-style-name="N1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3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4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5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6" style:family="table-cell" style:parent-style-name="Default">
      <style:table-cell-properties fo:background-color="transparent"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7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78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79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メイリオ1" style:font-name-asian="メイリオ1"/>
    </style:style>
    <style:style style:name="ce180" style:family="table-cell" style:parent-style-name="Default" style:data-style-name="N1">
      <style:table-cell-properties fo:border="none" style:vertical-align="middle"/>
      <style:text-properties style:font-name="メイリオ1" style:font-name-asian="メイリオ1"/>
    </style:style>
    <style:style style:name="ce18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fo:font-size="10pt" style:font-name-asian="メイリオ1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V212"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2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70"/>
        <table:table-column table:style-name="co3" table:default-cell-style-name="ce169"/>
        <table:table-column table:style-name="co5" table:default-cell-style-name="ce169"/>
        <table:table-column table:style-name="co5" table:default-cell-style-name="ce1"/>
        <table:table-column table:style-name="co5" table:default-cell-style-name="ce182"/>
        <table:table-column table:style-name="co5" table:default-cell-style-name="ce1"/>
        <table:table-column table:style-name="co5" table:default-cell-style-name="ce182"/>
        <table:table-column table:style-name="co6" table:number-columns-repeated="995" table:default-cell-style-name="ce1"/>
        <table:table-row table:style-name="ro1">
          <table:table-cell table:number-columns-repeated="22"/>
          <table:table-cell table:style-name="ce169"/>
          <table:table-cell table:style-name="ce179" table:number-columns-repeated="2"/>
          <table:table-cell table:number-columns-repeated="999"/>
        </table:table-row>
        <table:table-row table:style-name="ro2">
          <table:table-cell/>
          <table:table-cell table:style-name="ce3" office:value-type="string" table:number-columns-spanned="21" table:number-rows-spanned="1">
            <text:p>人間ドック成績報告書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94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69"/>
          <table:table-cell table:number-columns-repeated="1001"/>
        </table:table-row>
        <table:table-row table:style-name="ro3">
          <table:table-cell/>
          <table:table-cell table:style-name="ce4" table:number-columns-repeated="9"/>
          <table:table-cell table:style-name="ce95"/>
          <table:table-cell table:style-name="ce4" table:number-columns-repeated="5"/>
          <table:table-cell table:style-name="ce136" table:number-columns-repeated="6"/>
          <table:table-cell table:style-name="ce169"/>
          <table:table-cell table:number-columns-repeated="1001"/>
        </table:table-row>
        <table:table-row table:style-name="ro3">
          <table:table-cell/>
          <table:table-cell table:style-name="ce5" office:value-type="string" table:number-columns-spanned="1" table:number-rows-spanned="2">
            <text:p>氏名</text:p>
          </table:table-cell>
          <table:table-cell table:style-name="ce38"/>
          <table:table-cell table:style-name="ce53" office:value-type="string" table:number-columns-spanned="7" table:number-rows-spanned="2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0"/>
          <table:table-cell table:style-name="ce96"/>
          <table:table-cell table:style-name="ce10" table:number-columns-repeated="2"/>
          <table:table-cell table:style-name="ce112" office:value-type="string">
            <text:p>今回</text:p>
          </table:table-cell>
          <table:table-cell table:style-name="ce125"/>
          <table:table-cell table:style-name="ce131" office:value-type="string">
            <text:p>@@PRESCRIPTION_DATE@@</text:p>
          </table:table-cell>
          <table:table-cell table:style-name="ce125" table:number-columns-repeated="5"/>
          <table:table-cell table:style-name="ce163"/>
          <table:table-cell table:number-columns-repeated="1002"/>
        </table:table-row>
        <table:table-row table:style-name="ro3">
          <table:table-cell/>
          <table:covered-table-cell table:style-name="ce6"/>
          <table:table-cell table:style-name="ce39"/>
          <table:covered-table-cell table:style-name="ce5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91"/>
          <table:table-cell table:style-name="ce96"/>
          <table:table-cell table:style-name="ce10" table:number-columns-repeated="2"/>
          <table:table-cell table:style-name="ce112" office:value-type="string">
            <text:p>前回</text:p>
          </table:table-cell>
          <table:table-cell table:style-name="ce125"/>
          <table:table-cell table:style-name="ce131" office:value-type="string">
            <text:p>@@PREORDERDATE@@</text:p>
          </table:table-cell>
          <table:table-cell table:style-name="ce125" table:number-columns-repeated="5"/>
          <table:table-cell table:style-name="ce163"/>
          <table:table-cell table:number-columns-repeated="1002"/>
        </table:table-row>
        <table:table-row table:style-name="ro3">
          <table:table-cell/>
          <table:table-cell table:style-name="ce7" office:value-type="string">
            <text:p>住所</text:p>
          </table:table-cell>
          <table:table-cell table:style-name="ce40"/>
          <table:table-cell table:style-name="ce55" office:value-type="string" table:number-columns-spanned="7" table:number-rows-spanned="1">
            <text:p>@@PATIENT_ADDR3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5"/>
          <table:table-cell table:style-name="ce39" table:number-columns-repeated="6"/>
          <table:table-cell table:style-name="ce169"/>
          <table:table-cell table:number-columns-repeated="1001"/>
        </table:table-row>
        <table:table-row table:style-name="ro3">
          <table:table-cell/>
          <table:table-cell table:style-name="ce7"/>
          <table:table-cell table:style-name="ce40"/>
          <table:table-cell table:style-name="ce56" office:value-type="string" table:number-columns-spanned="7" table:number-rows-spanned="1">
            <text:p>@@PATIENT_ADDR2@@, @@PATIENT_ADDR1@@ @@PATIENT_ZIP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3" office:value-type="string">
            <text:p>Providence Medical Institute</text:p>
          </table:table-cell>
          <table:table-cell table:style-name="ce126" table:number-columns-repeated="7"/>
          <table:table-cell table:style-name="ce164"/>
          <table:table-cell table:number-columns-repeated="1002"/>
        </table:table-row>
        <table:table-row table:style-name="ro3">
          <table:table-cell/>
          <table:table-cell table:style-name="ce8" office:value-type="string">
            <text:p>電話番号</text:p>
          </table:table-cell>
          <table:table-cell table:style-name="ce40"/>
          <table:table-cell table:style-name="ce57" table:number-columns-spanned="7" table:number-rows-spanned="1"/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4" office:value-type="string" table:number-columns-spanned="9" table:number-rows-spanned="2">
            <text:p>Ningen Dock Center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5"/>
          <table:table-cell table:number-columns-repeated="1002"/>
        </table:table-row>
        <table:table-row table:style-name="ro3">
          <table:table-cell/>
          <table:table-cell table:style-name="ce7" office:value-type="string">
            <text:p>生年月日</text:p>
          </table:table-cell>
          <table:table-cell table:style-name="ce40"/>
          <table:table-cell table:style-name="ce55" office:value-type="string" table:number-columns-spanned="7" table:number-rows-spanned="1">
            <text:p>@@PATIENT_DOB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covered-table-cell table:style-name="ce115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5"/>
          <table:table-cell table:number-columns-repeated="1002"/>
        </table:table-row>
        <table:table-row table:style-name="ro3">
          <table:table-cell/>
          <table:table-cell table:style-name="ce7" office:value-type="string">
            <text:p>性別</text:p>
          </table:table-cell>
          <table:table-cell table:style-name="ce40"/>
          <table:table-cell table:style-name="ce58" office:value-type="string" table:number-columns-spanned="7" table:number-rows-spanned="1">
            <text:p>@@PATIENT_SEX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Address:</text:p>
          </table:table-cell>
          <table:table-cell table:style-name="ce40"/>
          <table:table-cell table:style-name="ce40" office:value-type="string">
            <text:p>3531 Fashion Way, Torrance, CA 90503</text:p>
          </table:table-cell>
          <table:table-cell table:style-name="ce40" table:number-columns-repeated="5"/>
          <table: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ＩＤ</text:p>
          </table:table-cell>
          <table:table-cell table:style-name="ce40"/>
          <table:table-cell table:style-name="ce59" office:value-type="string" table:number-columns-spanned="7" table:number-rows-spanned="1">
            <text:p>@@PATIENT_ID@@</text:p>
          </table:table-cell>
          <table:covered-table-cell table:style-name="ce65"/>
          <table:covered-table-cell table:style-name="ce76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7" office:value-type="string">
            <text:p>Phone:</text:p>
          </table:table-cell>
          <table:table-cell table:style-name="ce40"/>
          <table:table-cell table:style-name="ce132" office:value-type="string">
            <text:p>310-792-4488</text:p>
          </table:table-cell>
          <table:table-cell table:style-name="ce40" table:number-columns-repeated="5"/>
          <table: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コース</text:p>
          </table:table-cell>
          <table:table-cell table:style-name="ce40"/>
          <table:table-cell table:style-name="ce60" office:value-type="string" table:number-columns-spanned="7" table:number-rows-spanned="1">
            <text:p>Ｅ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E-mail:</text:p>
          </table:table-cell>
          <table:table-cell table:style-name="ce40"/>
          <table:table-cell table:style-name="ce40" office:value-type="string">
            <text:p>ningen.dock@providence.org</text:p>
          </table:table-cell>
          <table:table-cell table:style-name="ce40" table:number-columns-repeated="5"/>
          <table:table-cell table:style-name="ce166"/>
          <table:table-cell table:number-columns-repeated="1002"/>
        </table:table-row>
        <table:table-row table:style-name="ro3">
          <table:table-cell/>
          <table:table-cell table:style-name="ce9" office:value-type="string">
            <text:p>事業所名</text:p>
          </table:table-cell>
          <table:table-cell table:style-name="ce41"/>
          <table:table-cell table:style-name="ce61" office:value-type="string" table:number-columns-spanned="7" table:number-rows-spanned="1">
            <text:p>人間ドックセンター</text:p>
          </table:table-cell>
          <table:covered-table-cell table:style-name="ce66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61"/>
          <table:table-cell table:style-name="ce96"/>
          <table:table-cell table:style-name="ce10" table:number-columns-repeated="2"/>
          <table:table-cell table:style-name="ce9" office:value-type="string">
            <text:p>担当医師</text:p>
          </table:table-cell>
          <table:table-cell table:style-name="ce41" table:number-columns-repeated="7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10" table:number-columns-repeated="9"/>
          <table:table-cell table:style-name="ce97" office:value-type="string">
            <text:p>↑</text:p>
          </table:table-cell>
          <table:table-cell table:style-name="ce97" office:value-type="string">
            <text:p>↑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11" office:value-type="string" table:number-columns-spanned="4" table:number-rows-spanned="2">
            <text:p>総合評価</text:p>
          </table:table-cell>
          <table:covered-table-cell table:style-name="ce10"/>
          <table:covered-table-cell table:style-name="ce10"/>
          <table:covered-table-cell table:style-name="ce10"/>
          <table:table-cell table:style-name="ce10" table:number-columns-repeated="5"/>
          <table:table-cell table:style-name="ce98" office:value-type="string">
            <text:p>THIS COLUMN</text:p>
          </table:table-cell>
          <table:table-cell table:style-name="ce98" office:value-type="string">
            <text:p>THIS COLUMN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99" office:value-type="string">
            <text:p>HIDE LATER</text:p>
          </table:table-cell>
          <table:table-cell table:style-name="ce99" office:value-type="string">
            <text:p>HIDE LATER</text:p>
          </table:table-cell>
          <table:table-cell table:style-name="ce4" table:number-columns-repeated="1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"/>
          <table:table-cell table:style-name="ce100" office:value-type="string">
            <text:p>↓</text:p>
          </table:table-cell>
          <table:table-cell table:style-name="ce100" office:value-type="string">
            <text:p>↓</text:p>
          </table:table-cell>
          <table:table-cell table:style-name="Default" table:number-columns-repeated="1012"/>
        </table:table-row>
        <table:table-row table:style-name="ro3" table:visibility="collapse">
          <table:table-cell/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80" table:number-columns-repeated="2"/>
          <table:table-cell table:style-name="ce13"/>
          <table:table-cell table:style-name="ce103"/>
          <table:table-cell table:style-name="ce13"/>
          <table:table-cell table:style-name="ce103"/>
          <table:table-cell table:number-columns-repeated="995"/>
        </table:table-row>
        <table:table-row table:style-name="ro4">
          <table:table-cell/>
          <table:table-cell table:style-name="ce14" office:value-type="string">
            <text:p>分類</text:p>
          </table:table-cell>
          <table:table-cell table:style-name="ce14" office:value-type="string" table:number-columns-spanned="2" table:number-rows-spanned="1">
            <text:p>検査項目</text:p>
          </table:table-cell>
          <table:covered-table-cell table:style-name="ce14"/>
          <table:table-cell table:style-name="ce14" office:value-type="string">
            <text:p>異常なし</text:p>
          </table:table-cell>
          <table:table-cell table:style-name="ce14" office:value-type="string">
            <text:p>正常範囲</text:p>
          </table:table-cell>
          <table:table-cell table:style-name="ce14" office:value-type="string">
            <text:p>経過観察</text:p>
          </table:table-cell>
          <table:table-cell table:style-name="ce14" office:value-type="string">
            <text:p>再検査</text:p>
          </table:table-cell>
          <table:table-cell table:style-name="ce14" office:value-type="string">
            <text:p>精密検査</text:p>
          </table:table-cell>
          <table:table-cell table:style-name="ce14" office:value-type="string">
            <text:p>要治療</text:p>
          </table:table-cell>
          <table:table-cell table:style-name="ce102" office:value-type="string">
            <text:p>判定</text:p>
          </table:table-cell>
          <table:table-cell table:style-name="ce109" table:number-columns-repeated="2"/>
          <table:table-cell table:style-name="ce117" office:value-type="string">
            <text:p>分類</text:p>
          </table:table-cell>
          <table:table-cell table:style-name="ce117" office:value-type="string" table:number-columns-spanned="2" table:number-rows-spanned="1">
            <text:p>検査項目</text:p>
          </table:table-cell>
          <table:covered-table-cell table:style-name="ce117"/>
          <table:table-cell table:style-name="ce117" office:value-type="string">
            <text:p>異常なし</text:p>
          </table:table-cell>
          <table:table-cell table:style-name="ce117" office:value-type="string">
            <text:p>正常範囲</text:p>
          </table:table-cell>
          <table:table-cell table:style-name="ce117" office:value-type="string">
            <text:p>経過観察</text:p>
          </table:table-cell>
          <table:table-cell table:style-name="ce117" office:value-type="string">
            <text:p>再検査</text:p>
          </table:table-cell>
          <table:table-cell table:style-name="ce117" office:value-type="string">
            <text:p>精密検査</text:p>
          </table:table-cell>
          <table:table-cell table:style-name="ce117" office:value-type="string">
            <text:p>要治療</text:p>
          </table:table-cell>
          <table:table-cell table:style-name="ce171" office:value-type="string">
            <text:p>判定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計測</text:p>
          </table:table-cell>
          <table:table-cell table:style-name="ce42" office:value-type="string" table:number-columns-spanned="2" table:number-rows-spanned="1">
            <text:p>肥満度</text:p>
          </table:table-cell>
          <table:covered-table-cell table:style-name="ce42"/>
          <table:table-cell table:style-name="ce67" table:formula="of:=IF([.E$18]=[.$K20];[.$K$18];&quot; &quot;)" office:value-type="string" office:string-value=" ">
            <text:p><text:s/></text:p>
          </table:table-cell>
          <table:table-cell table:style-name="ce67" table:formula="of:=IF([.F$18]=[.$K20];[.$K$18];&quot; &quot;)" office:value-type="string" office:string-value=" ">
            <text:p><text:s/></text:p>
          </table:table-cell>
          <table:table-cell table:style-name="ce67" table:formula="of:=IF([.G$18]=[.$K20];[.$K$18];&quot; &quot;)" office:value-type="string" office:string-value=" ">
            <text:p><text:s/></text:p>
          </table:table-cell>
          <table:table-cell table:style-name="ce67" table:formula="of:=IF([.H$18]=[.$K20];[.$K$18];&quot; &quot;)" office:value-type="string" office:string-value=" ">
            <text:p><text:s/></text:p>
          </table:table-cell>
          <table:table-cell table:style-name="ce67" table:formula="of:=IF([.I$18]=[.$K20];[.$K$18];&quot; &quot;)" office:value-type="string" office:string-value=" ">
            <text:p><text:s/></text:p>
          </table:table-cell>
          <table:table-cell table:style-name="ce67" table:formula="of:=IF([.J$18]=[.$K20];[.$K$18];&quot; &quot;)" office:value-type="string" office:string-value=" ">
            <text:p><text:s/></text:p>
          </table:table-cell>
          <table:table-cell table:style-name="ce103" office:value-type="string">
            <text:p>@@h1@@</text:p>
          </table:table-cell>
          <table:table-cell table:style-name="ce109" table:number-columns-repeated="2"/>
          <table:table-cell table:style-name="ce117" office:value-type="string" table:number-columns-spanned="1" table:number-rows-spanned="10">
            <text:p>血液・尿検査</text:p>
          </table:table-cell>
          <table:table-cell table:style-name="ce42" office:value-type="string" table:number-columns-spanned="2" table:number-rows-spanned="1">
            <text:p>貧血</text:p>
          </table:table-cell>
          <table:covered-table-cell table:style-name="ce42"/>
          <table:table-cell table:style-name="ce67" table:formula="of:=IF([.Q$18]=[.$W20];[.$W$18];&quot; &quot;)" office:value-type="string" office:string-value=" ">
            <text:p><text:s/></text:p>
          </table:table-cell>
          <table:table-cell table:style-name="ce67" table:formula="of:=IF([.R$18]=[.$W20];[.$W$18];&quot; &quot;)" office:value-type="string" office:string-value=" ">
            <text:p><text:s/></text:p>
          </table:table-cell>
          <table:table-cell table:style-name="ce67" table:formula="of:=IF([.S$18]=[.$W20];[.$W$18];&quot; &quot;)" office:value-type="string" office:string-value=" ">
            <text:p><text:s/></text:p>
          </table:table-cell>
          <table:table-cell table:style-name="ce67" table:formula="of:=IF([.T$18]=[.$W20];[.$W$18];&quot; &quot;)" office:value-type="string" office:string-value=" ">
            <text:p><text:s/></text:p>
          </table:table-cell>
          <table:table-cell table:style-name="ce67" table:formula="of:=IF([.U$18]=[.$W20];[.$W$18];&quot; &quot;)" office:value-type="string" office:string-value=" ">
            <text:p><text:s/></text:p>
          </table:table-cell>
          <table:table-cell table:style-name="ce67" table:formula="of:=IF([.V$18]=[.$W20];[.$W$18];&quot; &quot;)" office:value-type="string" office:string-value=" ">
            <text:p><text:s/></text:p>
          </table:table-cell>
          <table:table-cell table:style-name="ce103" office:value-type="string">
            <text:p>@@h3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5"/>
          <table:table-cell table:style-name="ce42" office:value-type="string" table:number-columns-spanned="2" table:number-rows-spanned="1">
            <text:p>聴力</text:p>
          </table:table-cell>
          <table:covered-table-cell table:style-name="ce42"/>
          <table:table-cell table:style-name="ce67" table:formula="of:=IF([.E$18]=[.$K21];[.$K$18];&quot; &quot;)" office:value-type="string" office:string-value=" ">
            <text:p><text:s/></text:p>
          </table:table-cell>
          <table:table-cell table:style-name="ce67" table:formula="of:=IF([.F$18]=[.$K21];[.$K$18];&quot; &quot;)" office:value-type="string" office:string-value=" ">
            <text:p><text:s/></text:p>
          </table:table-cell>
          <table:table-cell table:style-name="ce67" table:formula="of:=IF([.G$18]=[.$K21];[.$K$18];&quot; &quot;)" office:value-type="string" office:string-value=" ">
            <text:p><text:s/></text:p>
          </table:table-cell>
          <table:table-cell table:style-name="ce67" table:formula="of:=IF([.H$18]=[.$K21];[.$K$18];&quot; &quot;)" office:value-type="string" office:string-value=" ">
            <text:p><text:s/></text:p>
          </table:table-cell>
          <table:table-cell table:style-name="ce67" table:formula="of:=IF([.I$18]=[.$K21];[.$K$18];&quot; &quot;)" office:value-type="string" office:string-value=" ">
            <text:p><text:s/></text:p>
          </table:table-cell>
          <table:table-cell table:style-name="ce67" table:formula="of:=IF([.J$18]=[.$K21];[.$K$18];&quot; &quot;)" office:value-type="string" office:string-value=" ">
            <text:p><text:s/></text:p>
          </table:table-cell>
          <table:table-cell table:style-name="ce103" office:value-type="string">
            <text:p>@@k41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脂質代謝</text:p>
          </table:table-cell>
          <table:covered-table-cell table:style-name="ce42"/>
          <table:table-cell table:style-name="ce67" table:formula="of:=IF([.Q$18]=[.$W21];[.$W$18];&quot; &quot;)" office:value-type="string" office:string-value=" ">
            <text:p><text:s/></text:p>
          </table:table-cell>
          <table:table-cell table:style-name="ce67" table:formula="of:=IF([.R$18]=[.$W21];[.$W$18];&quot; &quot;)" office:value-type="string" office:string-value=" ">
            <text:p><text:s/></text:p>
          </table:table-cell>
          <table:table-cell table:style-name="ce67" table:formula="of:=IF([.S$18]=[.$W21];[.$W$18];&quot; &quot;)" office:value-type="string" office:string-value=" ">
            <text:p><text:s/></text:p>
          </table:table-cell>
          <table:table-cell table:style-name="ce67" table:formula="of:=IF([.T$18]=[.$W21];[.$W$18];&quot; &quot;)" office:value-type="string" office:string-value=" ">
            <text:p><text:s/></text:p>
          </table:table-cell>
          <table:table-cell table:style-name="ce67" table:formula="of:=IF([.U$18]=[.$W21];[.$W$18];&quot; &quot;)" office:value-type="string" office:string-value=" ">
            <text:p><text:s/></text:p>
          </table:table-cell>
          <table:table-cell table:style-name="ce67" table:formula="of:=IF([.V$18]=[.$W21];[.$W$18];&quot; &quot;)" office:value-type="string" office:string-value=" ">
            <text:p><text:s/></text:p>
          </table:table-cell>
          <table:table-cell table:style-name="ce103" office:value-type="string">
            <text:p>@@k404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眼科</text:p>
          </table:table-cell>
          <table:table-cell table:style-name="ce42" office:value-type="string" table:number-columns-spanned="2" table:number-rows-spanned="1">
            <text:p>眼底</text:p>
          </table:table-cell>
          <table:covered-table-cell table:style-name="ce42"/>
          <table:table-cell table:style-name="ce67" table:formula="of:=IF([.E$18]=[.$K22];[.$K$18];&quot; &quot;)" office:value-type="string" office:string-value=" ">
            <text:p><text:s/></text:p>
          </table:table-cell>
          <table:table-cell table:style-name="ce67" table:formula="of:=IF([.F$18]=[.$K22];[.$K$18];&quot; &quot;)" office:value-type="string" office:string-value=" ">
            <text:p><text:s/></text:p>
          </table:table-cell>
          <table:table-cell table:style-name="ce67" table:formula="of:=IF([.G$18]=[.$K22];[.$K$18];&quot; &quot;)" office:value-type="string" office:string-value=" ">
            <text:p><text:s/></text:p>
          </table:table-cell>
          <table:table-cell table:style-name="ce67" table:formula="of:=IF([.H$18]=[.$K22];[.$K$18];&quot; &quot;)" office:value-type="string" office:string-value=" ">
            <text:p><text:s/></text:p>
          </table:table-cell>
          <table:table-cell table:style-name="ce67" table:formula="of:=IF([.I$18]=[.$K22];[.$K$18];&quot; &quot;)" office:value-type="string" office:string-value=" ">
            <text:p><text:s/></text:p>
          </table:table-cell>
          <table:table-cell table:style-name="ce67" table:formula="of:=IF([.J$18]=[.$K22];[.$K$18];&quot; &quot;)" office:value-type="string" office:string-value=" ">
            <text:p><text:s/></text:p>
          </table:table-cell>
          <table:table-cell table:style-name="ce103" office:value-type="string">
            <text:p>@@h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肝臓機能</text:p>
          </table:table-cell>
          <table:covered-table-cell table:style-name="ce42"/>
          <table:table-cell table:style-name="ce67" table:formula="of:=IF([.Q$18]=[.$W22];[.$W$18];&quot; &quot;)" office:value-type="string" office:string-value=" ">
            <text:p><text:s/></text:p>
          </table:table-cell>
          <table:table-cell table:style-name="ce67" table:formula="of:=IF([.R$18]=[.$W22];[.$W$18];&quot; &quot;)" office:value-type="string" office:string-value=" ">
            <text:p><text:s/></text:p>
          </table:table-cell>
          <table:table-cell table:style-name="ce67" table:formula="of:=IF([.S$18]=[.$W22];[.$W$18];&quot; &quot;)" office:value-type="string" office:string-value=" ">
            <text:p><text:s/></text:p>
          </table:table-cell>
          <table:table-cell table:style-name="ce67" table:formula="of:=IF([.T$18]=[.$W22];[.$W$18];&quot; &quot;)" office:value-type="string" office:string-value=" ">
            <text:p><text:s/></text:p>
          </table:table-cell>
          <table:table-cell table:style-name="ce67" table:formula="of:=IF([.U$18]=[.$W22];[.$W$18];&quot; &quot;)" office:value-type="string" office:string-value=" ">
            <text:p><text:s/></text:p>
          </table:table-cell>
          <table:table-cell table:style-name="ce67" table:formula="of:=IF([.V$18]=[.$W22];[.$W$18];&quot; &quot;)" office:value-type="string" office:string-value=" ">
            <text:p><text:s/></text:p>
          </table:table-cell>
          <table:table-cell table:style-name="ce103" office:value-type="string">
            <text:p>@@k406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視力</text:p>
          </table:table-cell>
          <table:covered-table-cell table:style-name="ce42"/>
          <table:table-cell table:style-name="ce67" table:formula="of:=IF([.E$18]=[.$K23];[.$K$18];&quot; &quot;)" office:value-type="string" office:string-value=" ">
            <text:p><text:s/></text:p>
          </table:table-cell>
          <table:table-cell table:style-name="ce67" table:formula="of:=IF([.F$18]=[.$K23];[.$K$18];&quot; &quot;)" office:value-type="string" office:string-value=" ">
            <text:p><text:s/></text:p>
          </table:table-cell>
          <table:table-cell table:style-name="ce67" table:formula="of:=IF([.G$18]=[.$K23];[.$K$18];&quot; &quot;)" office:value-type="string" office:string-value=" ">
            <text:p><text:s/></text:p>
          </table:table-cell>
          <table:table-cell table:style-name="ce67" table:formula="of:=IF([.H$18]=[.$K23];[.$K$18];&quot; &quot;)" office:value-type="string" office:string-value=" ">
            <text:p><text:s/></text:p>
          </table:table-cell>
          <table:table-cell table:style-name="ce67" table:formula="of:=IF([.I$18]=[.$K23];[.$K$18];&quot; &quot;)" office:value-type="string" office:string-value=" ">
            <text:p><text:s/></text:p>
          </table:table-cell>
          <table:table-cell table:style-name="ce67" table:formula="of:=IF([.J$18]=[.$K23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膵臓機能</text:p>
          </table:table-cell>
          <table:covered-table-cell table:style-name="ce42"/>
          <table:table-cell table:style-name="ce67" table:formula="of:=IF([.Q$18]=[.$W23];[.$W$18];&quot; &quot;)" office:value-type="string" office:string-value=" ">
            <text:p><text:s/></text:p>
          </table:table-cell>
          <table:table-cell table:style-name="ce67" table:formula="of:=IF([.R$18]=[.$W23];[.$W$18];&quot; &quot;)" office:value-type="string" office:string-value=" ">
            <text:p><text:s/></text:p>
          </table:table-cell>
          <table:table-cell table:style-name="ce67" table:formula="of:=IF([.S$18]=[.$W23];[.$W$18];&quot; &quot;)" office:value-type="string" office:string-value=" ">
            <text:p><text:s/></text:p>
          </table:table-cell>
          <table:table-cell table:style-name="ce67" table:formula="of:=IF([.T$18]=[.$W23];[.$W$18];&quot; &quot;)" office:value-type="string" office:string-value=" ">
            <text:p><text:s/></text:p>
          </table:table-cell>
          <table:table-cell table:style-name="ce67" table:formula="of:=IF([.U$18]=[.$W23];[.$W$18];&quot; &quot;)" office:value-type="string" office:string-value=" ">
            <text:p><text:s/></text:p>
          </table:table-cell>
          <table:table-cell table:style-name="ce67" table:formula="of:=IF([.V$18]=[.$W23];[.$W$18];&quot; &quot;)" office:value-type="string" office:string-value=" ">
            <text:p><text:s/></text:p>
          </table:table-cell>
          <table:table-cell table:style-name="ce103" office:value-type="string">
            <text:p>@@k405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呼吸器系</text:p>
          </table:table-cell>
          <table:table-cell table:style-name="ce42" office:value-type="string" table:number-columns-spanned="2" table:number-rows-spanned="1">
            <text:p>肺活量</text:p>
          </table:table-cell>
          <table:covered-table-cell table:style-name="ce42"/>
          <table:table-cell table:style-name="ce67" table:formula="of:=IF([.E$18]=[.$K24];[.$K$18];&quot; &quot;)" office:value-type="string" office:string-value=" ">
            <text:p><text:s/></text:p>
          </table:table-cell>
          <table:table-cell table:style-name="ce67" table:formula="of:=IF([.F$18]=[.$K24];[.$K$18];&quot; &quot;)" office:value-type="string" office:string-value=" ">
            <text:p><text:s/></text:p>
          </table:table-cell>
          <table:table-cell table:style-name="ce67" table:formula="of:=IF([.G$18]=[.$K24];[.$K$18];&quot; &quot;)" office:value-type="string" office:string-value=" ">
            <text:p><text:s/></text:p>
          </table:table-cell>
          <table:table-cell table:style-name="ce67" table:formula="of:=IF([.H$18]=[.$K24];[.$K$18];&quot; &quot;)" office:value-type="string" office:string-value=" ">
            <text:p><text:s/></text:p>
          </table:table-cell>
          <table:table-cell table:style-name="ce67" table:formula="of:=IF([.I$18]=[.$K24];[.$K$18];&quot; &quot;)" office:value-type="string" office:string-value=" ">
            <text:p><text:s/></text:p>
          </table:table-cell>
          <table:table-cell table:style-name="ce67" table:formula="of:=IF([.J$18]=[.$K24];[.$K$18];&quot; &quot;)" office:value-type="string" office:string-value=" ">
            <text:p><text:s/></text:p>
          </table:table-cell>
          <table:table-cell table:style-name="ce103" office:value-type="string">
            <text:p>@@h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腎臓機能</text:p>
          </table:table-cell>
          <table:covered-table-cell table:style-name="ce42"/>
          <table:table-cell table:style-name="ce67" table:formula="of:=IF([.Q$18]=[.$W24];[.$W$18];&quot; &quot;)" office:value-type="string" office:string-value=" ">
            <text:p><text:s/></text:p>
          </table:table-cell>
          <table:table-cell table:style-name="ce67" table:formula="of:=IF([.R$18]=[.$W24];[.$W$18];&quot; &quot;)" office:value-type="string" office:string-value=" ">
            <text:p><text:s/></text:p>
          </table:table-cell>
          <table:table-cell table:style-name="ce67" table:formula="of:=IF([.S$18]=[.$W24];[.$W$18];&quot; &quot;)" office:value-type="string" office:string-value=" ">
            <text:p><text:s/></text:p>
          </table:table-cell>
          <table:table-cell table:style-name="ce67" table:formula="of:=IF([.T$18]=[.$W24];[.$W$18];&quot; &quot;)" office:value-type="string" office:string-value=" ">
            <text:p><text:s/></text:p>
          </table:table-cell>
          <table:table-cell table:style-name="ce67" table:formula="of:=IF([.U$18]=[.$W24];[.$W$18];&quot; &quot;)" office:value-type="string" office:string-value=" ">
            <text:p><text:s/></text:p>
          </table:table-cell>
          <table:table-cell table:style-name="ce67" table:formula="of:=IF([.V$18]=[.$W24];[.$W$18];&quot; &quot;)" office:value-type="string" office:string-value=" ">
            <text:p><text:s/></text:p>
          </table:table-cell>
          <table:table-cell table:style-name="ce103" office:value-type="string">
            <text:p>@@k408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6"/>
          <table:table-cell table:style-name="ce42" office:value-type="string" table:number-columns-spanned="2" table:number-rows-spanned="1">
            <text:p>胸部Ｘ線(肺）</text:p>
          </table:table-cell>
          <table:covered-table-cell table:style-name="ce42"/>
          <table:table-cell table:style-name="ce67" table:formula="of:=IF([.E$18]=[.$K25];[.$K$18];&quot; &quot;)" office:value-type="string" office:string-value=" ">
            <text:p><text:s/></text:p>
          </table:table-cell>
          <table:table-cell table:style-name="ce67" table:formula="of:=IF([.F$18]=[.$K25];[.$K$18];&quot; &quot;)" office:value-type="string" office:string-value=" ">
            <text:p><text:s/></text:p>
          </table:table-cell>
          <table:table-cell table:style-name="ce67" table:formula="of:=IF([.G$18]=[.$K25];[.$K$18];&quot; &quot;)" office:value-type="string" office:string-value=" ">
            <text:p><text:s/></text:p>
          </table:table-cell>
          <table:table-cell table:style-name="ce67" table:formula="of:=IF([.H$18]=[.$K25];[.$K$18];&quot; &quot;)" office:value-type="string" office:string-value=" ">
            <text:p><text:s/></text:p>
          </table:table-cell>
          <table:table-cell table:style-name="ce67" table:formula="of:=IF([.I$18]=[.$K25];[.$K$18];&quot; &quot;)" office:value-type="string" office:string-value=" ">
            <text:p><text:s/></text:p>
          </table:table-cell>
          <table:table-cell table:style-name="ce67" table:formula="of:=IF([.J$18]=[.$K25];[.$K$18];&quot; &quot;)" office:value-type="string" office:string-value=" ">
            <text:p><text:s/></text:p>
          </table:table-cell>
          <table:table-cell table:style-name="ce103" office:value-type="string">
            <text:p>@@k50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糖代謝</text:p>
          </table:table-cell>
          <table:covered-table-cell table:style-name="ce42"/>
          <table:table-cell table:style-name="ce67" table:formula="of:=IF([.Q$18]=[.$W25];[.$W$18];&quot; &quot;)" office:value-type="string" office:string-value=" ">
            <text:p><text:s/></text:p>
          </table:table-cell>
          <table:table-cell table:style-name="ce67" table:formula="of:=IF([.R$18]=[.$W25];[.$W$18];&quot; &quot;)" office:value-type="string" office:string-value=" ">
            <text:p><text:s/></text:p>
          </table:table-cell>
          <table:table-cell table:style-name="ce67" table:formula="of:=IF([.S$18]=[.$W25];[.$W$18];&quot; &quot;)" office:value-type="string" office:string-value=" ">
            <text:p><text:s/></text:p>
          </table:table-cell>
          <table:table-cell table:style-name="ce67" table:formula="of:=IF([.T$18]=[.$W25];[.$W$18];&quot; &quot;)" office:value-type="string" office:string-value=" ">
            <text:p><text:s/></text:p>
          </table:table-cell>
          <table:table-cell table:style-name="ce67" table:formula="of:=IF([.U$18]=[.$W25];[.$W$18];&quot; &quot;)" office:value-type="string" office:string-value=" ">
            <text:p><text:s/></text:p>
          </table:table-cell>
          <table:table-cell table:style-name="ce67" table:formula="of:=IF([.V$18]=[.$W25];[.$W$18];&quot; &quot;)" office:value-type="string" office:string-value=" ">
            <text:p><text:s/></text:p>
          </table:table-cell>
          <table:table-cell table:style-name="ce103" office:value-type="string">
            <text:p>@@k407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3">
            <text:p>循環器系</text:p>
          </table:table-cell>
          <table:table-cell table:style-name="ce42" office:value-type="string" table:number-columns-spanned="2" table:number-rows-spanned="1">
            <text:p>血圧</text:p>
          </table:table-cell>
          <table:covered-table-cell table:style-name="ce42"/>
          <table:table-cell table:style-name="ce67" table:formula="of:=IF([.E$18]=[.$K26];[.$K$18];&quot; &quot;)" office:value-type="string" office:string-value=" ">
            <text:p><text:s/></text:p>
          </table:table-cell>
          <table:table-cell table:style-name="ce67" table:formula="of:=IF([.F$18]=[.$K26];[.$K$18];&quot; &quot;)" office:value-type="string" office:string-value=" ">
            <text:p><text:s/></text:p>
          </table:table-cell>
          <table:table-cell table:style-name="ce67" table:formula="of:=IF([.G$18]=[.$K26];[.$K$18];&quot; &quot;)" office:value-type="string" office:string-value=" ">
            <text:p><text:s/></text:p>
          </table:table-cell>
          <table:table-cell table:style-name="ce67" table:formula="of:=IF([.H$18]=[.$K26];[.$K$18];&quot; &quot;)" office:value-type="string" office:string-value=" ">
            <text:p><text:s/></text:p>
          </table:table-cell>
          <table:table-cell table:style-name="ce67" table:formula="of:=IF([.I$18]=[.$K26];[.$K$18];&quot; &quot;)" office:value-type="string" office:string-value=" ">
            <text:p><text:s/></text:p>
          </table:table-cell>
          <table:table-cell table:style-name="ce67" table:formula="of:=IF([.J$18]=[.$K26];[.$K$18];&quot; &quot;)" office:value-type="string" office:string-value=" ">
            <text:p><text:s/></text:p>
          </table:table-cell>
          <table:table-cell table:style-name="ce103" office:value-type="string">
            <text:p>@@h5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代謝系</text:p>
          </table:table-cell>
          <table:covered-table-cell table:style-name="ce42"/>
          <table:table-cell table:style-name="ce67" table:formula="of:=IF([.Q$18]=[.$W26];[.$W$18];&quot; &quot;)" office:value-type="string" office:string-value=" ">
            <text:p><text:s/></text:p>
          </table:table-cell>
          <table:table-cell table:style-name="ce67" table:formula="of:=IF([.R$18]=[.$W26];[.$W$18];&quot; &quot;)" office:value-type="string" office:string-value=" ">
            <text:p><text:s/></text:p>
          </table:table-cell>
          <table:table-cell table:style-name="ce67" table:formula="of:=IF([.S$18]=[.$W26];[.$W$18];&quot; &quot;)" office:value-type="string" office:string-value=" ">
            <text:p><text:s/></text:p>
          </table:table-cell>
          <table:table-cell table:style-name="ce67" table:formula="of:=IF([.T$18]=[.$W26];[.$W$18];&quot; &quot;)" office:value-type="string" office:string-value=" ">
            <text:p><text:s/></text:p>
          </table:table-cell>
          <table:table-cell table:style-name="ce67" table:formula="of:=IF([.U$18]=[.$W26];[.$W$18];&quot; &quot;)" office:value-type="string" office:string-value=" ">
            <text:p><text:s/></text:p>
          </table:table-cell>
          <table:table-cell table:style-name="ce67" table:formula="of:=IF([.V$18]=[.$W26];[.$W$18];&quot; &quot;)" office:value-type="string" office:string-value=" ">
            <text:p><text:s/></text:p>
          </table:table-cell>
          <table:table-cell table:style-name="ce103" office:value-type="string">
            <text:p>@@h6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心電図</text:p>
          </table:table-cell>
          <table:covered-table-cell table:style-name="ce42"/>
          <table:table-cell table:style-name="ce67" table:formula="of:=IF([.E$18]=[.$K27];[.$K$18];&quot; &quot;)" office:value-type="string" office:string-value=" ">
            <text:p><text:s/></text:p>
          </table:table-cell>
          <table:table-cell table:style-name="ce67" table:formula="of:=IF([.F$18]=[.$K27];[.$K$18];&quot; &quot;)" office:value-type="string" office:string-value=" ">
            <text:p><text:s/></text:p>
          </table:table-cell>
          <table:table-cell table:style-name="ce67" table:formula="of:=IF([.G$18]=[.$K27];[.$K$18];&quot; &quot;)" office:value-type="string" office:string-value=" ">
            <text:p><text:s/></text:p>
          </table:table-cell>
          <table:table-cell table:style-name="ce67" table:formula="of:=IF([.H$18]=[.$K27];[.$K$18];&quot; &quot;)" office:value-type="string" office:string-value=" ">
            <text:p><text:s/></text:p>
          </table:table-cell>
          <table:table-cell table:style-name="ce67" table:formula="of:=IF([.I$18]=[.$K27];[.$K$18];&quot; &quot;)" office:value-type="string" office:string-value=" ">
            <text:p><text:s/></text:p>
          </table:table-cell>
          <table:table-cell table:style-name="ce67" table:formula="of:=IF([.J$18]=[.$K27];[.$K$18];&quot; &quot;)" office:value-type="string" office:string-value=" ">
            <text:p><text:s/></text:p>
          </table:table-cell>
          <table:table-cell table:style-name="ce104" office:value-type="string">
            <text:p>@@k50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痛風反応</text:p>
          </table:table-cell>
          <table:covered-table-cell table:style-name="ce42"/>
          <table:table-cell table:style-name="ce67" table:formula="of:=IF([.Q$18]=[.$W27];[.$W$18];&quot; &quot;)" office:value-type="string" office:string-value=" ">
            <text:p><text:s/></text:p>
          </table:table-cell>
          <table:table-cell table:style-name="ce67" table:formula="of:=IF([.R$18]=[.$W27];[.$W$18];&quot; &quot;)" office:value-type="string" office:string-value=" ">
            <text:p><text:s/></text:p>
          </table:table-cell>
          <table:table-cell table:style-name="ce67" table:formula="of:=IF([.S$18]=[.$W27];[.$W$18];&quot; &quot;)" office:value-type="string" office:string-value=" ">
            <text:p><text:s/></text:p>
          </table:table-cell>
          <table:table-cell table:style-name="ce67" table:formula="of:=IF([.T$18]=[.$W27];[.$W$18];&quot; &quot;)" office:value-type="string" office:string-value=" ">
            <text:p><text:s/></text:p>
          </table:table-cell>
          <table:table-cell table:style-name="ce67" table:formula="of:=IF([.U$18]=[.$W27];[.$W$18];&quot; &quot;)" office:value-type="string" office:string-value=" ">
            <text:p><text:s/></text:p>
          </table:table-cell>
          <table:table-cell table:style-name="ce67" table:formula="of:=IF([.V$18]=[.$W27];[.$W$18];&quot; &quot;)" office:value-type="string" office:string-value=" ">
            <text:p><text:s/></text:p>
          </table:table-cell>
          <table:table-cell table:style-name="ce103" office:value-type="string">
            <text:p>@@k417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胸部Ｘ線(心）</text:p>
          </table:table-cell>
          <table:covered-table-cell table:style-name="ce42"/>
          <table:table-cell table:style-name="ce67" table:formula="of:=IF([.E$18]=[.$K28];[.$K$18];&quot; &quot;)" office:value-type="string" office:string-value=" ">
            <text:p><text:s/></text:p>
          </table:table-cell>
          <table:table-cell table:style-name="ce67" table:formula="of:=IF([.F$18]=[.$K28];[.$K$18];&quot; &quot;)" office:value-type="string" office:string-value=" ">
            <text:p><text:s/></text:p>
          </table:table-cell>
          <table:table-cell table:style-name="ce67" table:formula="of:=IF([.G$18]=[.$K28];[.$K$18];&quot; &quot;)" office:value-type="string" office:string-value=" ">
            <text:p><text:s/></text:p>
          </table:table-cell>
          <table:table-cell table:style-name="ce67" table:formula="of:=IF([.H$18]=[.$K28];[.$K$18];&quot; &quot;)" office:value-type="string" office:string-value=" ">
            <text:p><text:s/></text:p>
          </table:table-cell>
          <table:table-cell table:style-name="ce67" table:formula="of:=IF([.I$18]=[.$K28];[.$K$18];&quot; &quot;)" office:value-type="string" office:string-value=" ">
            <text:p><text:s/></text:p>
          </table:table-cell>
          <table:table-cell table:style-name="ce67" table:formula="of:=IF([.J$18]=[.$K28];[.$K$18];&quot; &quot;)" office:value-type="string" office:string-value=" ">
            <text:p><text:s/></text:p>
          </table:table-cell>
          <table:table-cell table:style-name="ce104" office:value-type="string">
            <text:p>@@k501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腫瘍マーカー</text:p>
          </table:table-cell>
          <table:covered-table-cell table:style-name="ce42"/>
          <table:table-cell table:style-name="ce67" table:formula="of:=IF([.Q$18]=[.$W28];[.$W$18];&quot; &quot;)" office:value-type="string" office:string-value=" ">
            <text:p><text:s/></text:p>
          </table:table-cell>
          <table:table-cell table:style-name="ce67" table:formula="of:=IF([.R$18]=[.$W28];[.$W$18];&quot; &quot;)" office:value-type="string" office:string-value=" ">
            <text:p><text:s/></text:p>
          </table:table-cell>
          <table:table-cell table:style-name="ce67" table:formula="of:=IF([.S$18]=[.$W28];[.$W$18];&quot; &quot;)" office:value-type="string" office:string-value=" ">
            <text:p><text:s/></text:p>
          </table:table-cell>
          <table:table-cell table:style-name="ce67" table:formula="of:=IF([.T$18]=[.$W28];[.$W$18];&quot; &quot;)" office:value-type="string" office:string-value=" ">
            <text:p><text:s/></text:p>
          </table:table-cell>
          <table:table-cell table:style-name="ce67" table:formula="of:=IF([.U$18]=[.$W28];[.$W$18];&quot; &quot;)" office:value-type="string" office:string-value=" ">
            <text:p><text:s/></text:p>
          </table:table-cell>
          <table:table-cell table:style-name="ce67" table:formula="of:=IF([.V$18]=[.$W28];[.$W$18];&quot; &quot;)" office:value-type="string" office:string-value=" ">
            <text:p><text:s/></text:p>
          </table:table-cell>
          <table:table-cell table:style-name="ce103" office:value-type="string">
            <text:p>@@h10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5">
            <text:p>消化器系</text:p>
          </table:table-cell>
          <table:table-cell table:style-name="ce42" office:value-type="string" table:number-columns-spanned="2" table:number-rows-spanned="1">
            <text:p>便潜血反応</text:p>
          </table:table-cell>
          <table:covered-table-cell table:style-name="ce42"/>
          <table:table-cell table:style-name="ce67" table:formula="of:=IF([.E$18]=[.$K29];[.$K$18];&quot; &quot;)" office:value-type="string" office:string-value=" ">
            <text:p><text:s/></text:p>
          </table:table-cell>
          <table:table-cell table:style-name="ce67" table:formula="of:=IF([.F$18]=[.$K29];[.$K$18];&quot; &quot;)" office:value-type="string" office:string-value=" ">
            <text:p><text:s/></text:p>
          </table:table-cell>
          <table:table-cell table:style-name="ce67" table:formula="of:=IF([.G$18]=[.$K29];[.$K$18];&quot; &quot;)" office:value-type="string" office:string-value=" ">
            <text:p><text:s/></text:p>
          </table:table-cell>
          <table:table-cell table:style-name="ce67" table:formula="of:=IF([.H$18]=[.$K29];[.$K$18];&quot; &quot;)" office:value-type="string" office:string-value=" ">
            <text:p><text:s/></text:p>
          </table:table-cell>
          <table:table-cell table:style-name="ce67" table:formula="of:=IF([.I$18]=[.$K29];[.$K$18];&quot; &quot;)" office:value-type="string" office:string-value=" ">
            <text:p><text:s/></text:p>
          </table:table-cell>
          <table:table-cell table:style-name="ce67" table:formula="of:=IF([.J$18]=[.$K29];[.$K$18];&quot; &quot;)" office:value-type="string" office:string-value=" ">
            <text:p><text:s/></text:p>
          </table:table-cell>
          <table:table-cell table:style-name="ce103" office:value-type="string">
            <text:p>@@h8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炎症反応</text:p>
          </table:table-cell>
          <table:covered-table-cell table:style-name="ce42"/>
          <table:table-cell table:style-name="ce67" table:formula="of:=IF([.Q$18]=[.$W29];[.$W$18];&quot; &quot;)" office:value-type="string" office:string-value=" ">
            <text:p><text:s/></text:p>
          </table:table-cell>
          <table:table-cell table:style-name="ce67" table:formula="of:=IF([.R$18]=[.$W29];[.$W$18];&quot; &quot;)" office:value-type="string" office:string-value=" ">
            <text:p><text:s/></text:p>
          </table:table-cell>
          <table:table-cell table:style-name="ce67" table:formula="of:=IF([.S$18]=[.$W29];[.$W$18];&quot; &quot;)" office:value-type="string" office:string-value=" ">
            <text:p><text:s/></text:p>
          </table:table-cell>
          <table:table-cell table:style-name="ce67" table:formula="of:=IF([.T$18]=[.$W29];[.$W$18];&quot; &quot;)" office:value-type="string" office:string-value=" ">
            <text:p><text:s/></text:p>
          </table:table-cell>
          <table:table-cell table:style-name="ce67" table:formula="of:=IF([.U$18]=[.$W29];[.$W$18];&quot; &quot;)" office:value-type="string" office:string-value=" ">
            <text:p><text:s/></text:p>
          </table:table-cell>
          <table:table-cell table:style-name="ce67" table:formula="of:=IF([.V$18]=[.$W29];[.$W$18];&quot; &quot;)" office:value-type="string" office:string-value=" ">
            <text:p><text:s/></text:p>
          </table:table-cell>
          <table:table-cell table:style-name="ce103" office:value-type="string">
            <text:p>@@h11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直腸診</text:p>
          </table:table-cell>
          <table:covered-table-cell table:style-name="ce42"/>
          <table:table-cell table:style-name="ce67" table:formula="of:=IF([.E$18]=[.$K30];[.$K$18];&quot; &quot;)" office:value-type="string" office:string-value=" ">
            <text:p><text:s/></text:p>
          </table:table-cell>
          <table:table-cell table:style-name="ce67" table:formula="of:=IF([.F$18]=[.$K30];[.$K$18];&quot; &quot;)" office:value-type="string" office:string-value=" ">
            <text:p><text:s/></text:p>
          </table:table-cell>
          <table:table-cell table:style-name="ce67" table:formula="of:=IF([.G$18]=[.$K30];[.$K$18];&quot; &quot;)" office:value-type="string" office:string-value=" ">
            <text:p><text:s/></text:p>
          </table:table-cell>
          <table:table-cell table:style-name="ce67" table:formula="of:=IF([.H$18]=[.$K30];[.$K$18];&quot; &quot;)" office:value-type="string" office:string-value=" ">
            <text:p><text:s/></text:p>
          </table:table-cell>
          <table:table-cell table:style-name="ce67" table:formula="of:=IF([.I$18]=[.$K30];[.$K$18];&quot; &quot;)" office:value-type="string" office:string-value=" ">
            <text:p><text:s/></text:p>
          </table:table-cell>
          <table:table-cell table:style-name="ce67" table:formula="of:=IF([.J$18]=[.$K30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table-cell table:style-name="ce117" office:value-type="string" table:number-columns-spanned="1" table:number-rows-spanned="2">
            <text:p>脳神経</text:p>
          </table:table-cell>
          <table:table-cell table:style-name="ce42" office:value-type="string" table:number-columns-spanned="2" table:number-rows-spanned="1">
            <text:p>頚動脈超音波</text:p>
          </table:table-cell>
          <table:covered-table-cell table:style-name="ce42"/>
          <table:table-cell table:style-name="ce67" table:formula="of:=IF([.Q$18]=[.$W30];[.$W$18];&quot; &quot;)" office:value-type="string" office:string-value=" ">
            <text:p><text:s/></text:p>
          </table:table-cell>
          <table:table-cell table:style-name="ce67" table:formula="of:=IF([.R$18]=[.$W30];[.$W$18];&quot; &quot;)" office:value-type="string" office:string-value=" ">
            <text:p><text:s/></text:p>
          </table:table-cell>
          <table:table-cell table:style-name="ce67" table:formula="of:=IF([.S$18]=[.$W30];[.$W$18];&quot; &quot;)" office:value-type="string" office:string-value=" ">
            <text:p><text:s/></text:p>
          </table:table-cell>
          <table:table-cell table:style-name="ce67" table:formula="of:=IF([.T$18]=[.$W30];[.$W$18];&quot; &quot;)" office:value-type="string" office:string-value=" ">
            <text:p><text:s/></text:p>
          </table:table-cell>
          <table:table-cell table:style-name="ce67" table:formula="of:=IF([.U$18]=[.$W30];[.$W$18];&quot; &quot;)" office:value-type="string" office:string-value=" ">
            <text:p><text:s/></text:p>
          </table:table-cell>
          <table:table-cell table:style-name="ce67" table:formula="of:=IF([.V$18]=[.$W30];[.$W$18];&quot; &quot;)" office:value-type="string" office:string-value=" ">
            <text:p><text:s/></text:p>
          </table:table-cell>
          <table:table-cell table:style-name="ce104" office:value-type="string">
            <text:p>@@k1002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部Ｘ線</text:p>
          </table:table-cell>
          <table:covered-table-cell table:style-name="ce42"/>
          <table:table-cell table:style-name="ce67" table:formula="of:=IF([.E$18]=[.$K31];[.$K$18];&quot; &quot;)" office:value-type="string" office:string-value=" ">
            <text:p><text:s/></text:p>
          </table:table-cell>
          <table:table-cell table:style-name="ce67" table:formula="of:=IF([.F$18]=[.$K31];[.$K$18];&quot; &quot;)" office:value-type="string" office:string-value=" ">
            <text:p><text:s/></text:p>
          </table:table-cell>
          <table:table-cell table:style-name="ce67" table:formula="of:=IF([.G$18]=[.$K31];[.$K$18];&quot; &quot;)" office:value-type="string" office:string-value=" ">
            <text:p><text:s/></text:p>
          </table:table-cell>
          <table:table-cell table:style-name="ce67" table:formula="of:=IF([.H$18]=[.$K31];[.$K$18];&quot; &quot;)" office:value-type="string" office:string-value=" ">
            <text:p><text:s/></text:p>
          </table:table-cell>
          <table:table-cell table:style-name="ce67" table:formula="of:=IF([.I$18]=[.$K31];[.$K$18];&quot; &quot;)" office:value-type="string" office:string-value=" ">
            <text:p><text:s/></text:p>
          </table:table-cell>
          <table:table-cell table:style-name="ce67" table:formula="of:=IF([.J$18]=[.$K31];[.$K$18];&quot; &quot;)" office:value-type="string" office:string-value=" ">
            <text:p><text:s/></text:p>
          </table:table-cell>
          <table:table-cell table:style-name="ce103" office:value-type="string">
            <text:p>@@k50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頭部MRI/MRA</text:p>
          </table:table-cell>
          <table:covered-table-cell table:style-name="ce42"/>
          <table:table-cell table:style-name="ce67" table:formula="of:=IF([.Q$18]=[.$W31];[.$W$18];&quot; &quot;)" office:value-type="string" office:string-value=" ">
            <text:p><text:s/></text:p>
          </table:table-cell>
          <table:table-cell table:style-name="ce67" table:formula="of:=IF([.R$18]=[.$W31];[.$W$18];&quot; &quot;)" office:value-type="string" office:string-value=" ">
            <text:p><text:s/></text:p>
          </table:table-cell>
          <table:table-cell table:style-name="ce67" table:formula="of:=IF([.S$18]=[.$W31];[.$W$18];&quot; &quot;)" office:value-type="string" office:string-value=" ">
            <text:p><text:s/></text:p>
          </table:table-cell>
          <table:table-cell table:style-name="ce67" table:formula="of:=IF([.T$18]=[.$W31];[.$W$18];&quot; &quot;)" office:value-type="string" office:string-value=" ">
            <text:p><text:s/></text:p>
          </table:table-cell>
          <table:table-cell table:style-name="ce67" table:formula="of:=IF([.U$18]=[.$W31];[.$W$18];&quot; &quot;)" office:value-type="string" office:string-value=" ">
            <text:p><text:s/></text:p>
          </table:table-cell>
          <table:table-cell table:style-name="ce67" table:formula="of:=IF([.V$18]=[.$W31];[.$W$18];&quot; &quot;)" office:value-type="string" office:string-value=" ">
            <text:p><text:s/></text:p>
          </table:table-cell>
          <table:table-cell table:style-name="ce103" office:value-type="string">
            <text:p>@@k560@@</text:p>
          </table:table-cell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腹部超音波</text:p>
          </table:table-cell>
          <table:covered-table-cell table:style-name="ce42"/>
          <table:table-cell table:style-name="ce67" table:formula="of:=IF([.E$18]=[.$K32];[.$K$18];&quot; &quot;)" office:value-type="string" office:string-value=" ">
            <text:p><text:s/></text:p>
          </table:table-cell>
          <table:table-cell table:style-name="ce67" table:formula="of:=IF([.F$18]=[.$K32];[.$K$18];&quot; &quot;)" office:value-type="string" office:string-value=" ">
            <text:p><text:s/></text:p>
          </table:table-cell>
          <table:table-cell table:style-name="ce67" table:formula="of:=IF([.G$18]=[.$K32];[.$K$18];&quot; &quot;)" office:value-type="string" office:string-value=" ">
            <text:p><text:s/></text:p>
          </table:table-cell>
          <table:table-cell table:style-name="ce67" table:formula="of:=IF([.H$18]=[.$K32];[.$K$18];&quot; &quot;)" office:value-type="string" office:string-value=" ">
            <text:p><text:s/></text:p>
          </table:table-cell>
          <table:table-cell table:style-name="ce67" table:formula="of:=IF([.I$18]=[.$K32];[.$K$18];&quot; &quot;)" office:value-type="string" office:string-value=" ">
            <text:p><text:s/></text:p>
          </table:table-cell>
          <table:table-cell table:style-name="ce67" table:formula="of:=IF([.J$18]=[.$K32];[.$K$18];&quot; &quot;)" office:value-type="string" office:string-value=" ">
            <text:p><text:s/></text:p>
          </table:table-cell>
          <table:table-cell table:style-name="ce104" office:value-type="string">
            <text:p>@@k510@@</text:p>
          </table:table-cell>
          <table:table-cell table:style-name="ce109" table:number-columns-repeated="2"/>
          <table:table-cell table:style-name="ce117" office:value-type="string" table:number-columns-spanned="1" table:number-rows-spanned="5">
            <text:p>その他</text:p>
          </table:table-cell>
          <table:table-cell table:style-name="ce42" table:number-columns-spanned="2" table:number-rows-spanned="1"/>
          <table:covered-table-cell table:style-name="ce42"/>
          <table:table-cell table:style-name="ce67" table:formula="of:=IF([.Q$18]=[.$W32];[.$W$18];&quot; &quot;)" office:value-type="string" office:string-value=" ">
            <text:p><text:s/></text:p>
          </table:table-cell>
          <table:table-cell table:style-name="ce67" table:formula="of:=IF([.R$18]=[.$W32];[.$W$18];&quot; &quot;)" office:value-type="string" office:string-value=" ">
            <text:p><text:s/></text:p>
          </table:table-cell>
          <table:table-cell table:style-name="ce67" table:formula="of:=IF([.S$18]=[.$W32];[.$W$18];&quot; &quot;)" office:value-type="string" office:string-value=" ">
            <text:p><text:s/></text:p>
          </table:table-cell>
          <table:table-cell table:style-name="ce67" table:formula="of:=IF([.T$18]=[.$W32];[.$W$18];&quot; &quot;)" office:value-type="string" office:string-value=" ">
            <text:p><text:s/></text:p>
          </table:table-cell>
          <table:table-cell table:style-name="ce67" table:formula="of:=IF([.U$18]=[.$W32];[.$W$18];&quot; &quot;)" office:value-type="string" office:string-value=" ">
            <text:p><text:s/></text:p>
          </table:table-cell>
          <table:table-cell table:style-name="ce67" table:formula="of:=IF([.V$18]=[.$W32];[.$W$18];&quot; &quot;)" office:value-type="string" office:string-value=" ">
            <text:p><text:s/></text:p>
          </table:table-cell>
          <table:table-cell table:style-name="ce172"/>
          <table:table-cell table:style-name="ce180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内視鏡</text:p>
          </table:table-cell>
          <table:covered-table-cell table:style-name="ce42"/>
          <table:table-cell table:style-name="ce67" table:formula="of:=IF([.E$18]=[.$K33];[.$K$18];&quot; &quot;)" office:value-type="string" office:string-value=" ">
            <text:p><text:s/></text:p>
          </table:table-cell>
          <table:table-cell table:style-name="ce67" table:formula="of:=IF([.F$18]=[.$K33];[.$K$18];&quot; &quot;)" office:value-type="string" office:string-value=" ">
            <text:p><text:s/></text:p>
          </table:table-cell>
          <table:table-cell table:style-name="ce67" table:formula="of:=IF([.G$18]=[.$K33];[.$K$18];&quot; &quot;)" office:value-type="string" office:string-value=" ">
            <text:p><text:s/></text:p>
          </table:table-cell>
          <table:table-cell table:style-name="ce67" table:formula="of:=IF([.H$18]=[.$K33];[.$K$18];&quot; &quot;)" office:value-type="string" office:string-value=" ">
            <text:p><text:s/></text:p>
          </table:table-cell>
          <table:table-cell table:style-name="ce67" table:formula="of:=IF([.I$18]=[.$K33];[.$K$18];&quot; &quot;)" office:value-type="string" office:string-value=" ">
            <text:p><text:s/></text:p>
          </table:table-cell>
          <table:table-cell table:style-name="ce67" table:formula="of:=IF([.J$18]=[.$K33];[.$K$18];&quot; &quot;)" office:value-type="string" office:string-value=" ">
            <text:p><text:s/></text:p>
          </table:table-cell>
          <table:table-cell table:style-name="ce104" office:value-type="string">
            <text:p>@@k504@@</text:p>
          </table:table-cell>
          <table:table-cell table:style-name="Default"/>
          <table:table-cell table:style-name="ce109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3];[.$W$18];&quot; &quot;)" office:value-type="string" office:string-value=" ">
            <text:p><text:s/></text:p>
          </table:table-cell>
          <table:table-cell table:style-name="ce67" table:formula="of:=IF([.R$18]=[.$W33];[.$W$18];&quot; &quot;)" office:value-type="string" office:string-value=" ">
            <text:p><text:s/></text:p>
          </table:table-cell>
          <table:table-cell table:style-name="ce67" table:formula="of:=IF([.S$18]=[.$W33];[.$W$18];&quot; &quot;)" office:value-type="string" office:string-value=" ">
            <text:p><text:s/></text:p>
          </table:table-cell>
          <table:table-cell table:style-name="ce67" table:formula="of:=IF([.T$18]=[.$W33];[.$W$18];&quot; &quot;)" office:value-type="string" office:string-value=" ">
            <text:p><text:s/></text:p>
          </table:table-cell>
          <table:table-cell table:style-name="ce67" table:formula="of:=IF([.U$18]=[.$W33];[.$W$18];&quot; &quot;)" office:value-type="string" office:string-value=" ">
            <text:p><text:s/></text:p>
          </table:table-cell>
          <table:table-cell table:style-name="ce67" table:formula="of:=IF([.V$18]=[.$W33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0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7"/>
          <table:table-cell table:style-name="ce43" office:value-type="string" table:number-columns-spanned="2" table:number-rows-spanned="1">
            <text:p>大腸内視鏡</text:p>
          </table:table-cell>
          <table:covered-table-cell table:style-name="ce43"/>
          <table:table-cell table:style-name="ce67" table:formula="of:=IF([.E$18]=[.$K34];[.$K$18];&quot; &quot;)" office:value-type="string" office:string-value=" ">
            <text:p><text:s/></text:p>
          </table:table-cell>
          <table:table-cell table:style-name="ce67" table:formula="of:=IF([.F$18]=[.$K34];[.$K$18];&quot; &quot;)" office:value-type="string" office:string-value=" ">
            <text:p><text:s/></text:p>
          </table:table-cell>
          <table:table-cell table:style-name="ce67" table:formula="of:=IF([.G$18]=[.$K34];[.$K$18];&quot; &quot;)" office:value-type="string" office:string-value=" ">
            <text:p><text:s/></text:p>
          </table:table-cell>
          <table:table-cell table:style-name="ce67" table:formula="of:=IF([.H$18]=[.$K34];[.$K$18];&quot; &quot;)" office:value-type="string" office:string-value=" ">
            <text:p><text:s/></text:p>
          </table:table-cell>
          <table:table-cell table:style-name="ce67" table:formula="of:=IF([.I$18]=[.$K34];[.$K$18];&quot; &quot;)" office:value-type="string" office:string-value=" ">
            <text:p><text:s/></text:p>
          </table:table-cell>
          <table:table-cell table:style-name="ce67" table:formula="of:=IF([.J$18]=[.$K34];[.$K$18];&quot; &quot;)" office:value-type="string" office:string-value=" ">
            <text:p><text:s/></text:p>
          </table:table-cell>
          <table:table-cell table:style-name="ce104" office:value-type="string">
            <text:p>@@k508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4];[.$W$18];&quot; &quot;)" office:value-type="string" office:string-value=" ">
            <text:p><text:s/></text:p>
          </table:table-cell>
          <table:table-cell table:style-name="ce67" table:formula="of:=IF([.R$18]=[.$W34];[.$W$18];&quot; &quot;)" office:value-type="string" office:string-value=" ">
            <text:p><text:s/></text:p>
          </table:table-cell>
          <table:table-cell table:style-name="ce67" table:formula="of:=IF([.S$18]=[.$W34];[.$W$18];&quot; &quot;)" office:value-type="string" office:string-value=" ">
            <text:p><text:s/></text:p>
          </table:table-cell>
          <table:table-cell table:style-name="ce67" table:formula="of:=IF([.T$18]=[.$W34];[.$W$18];&quot; &quot;)" office:value-type="string" office:string-value=" ">
            <text:p><text:s/></text:p>
          </table:table-cell>
          <table:table-cell table:style-name="ce67" table:formula="of:=IF([.U$18]=[.$W34];[.$W$18];&quot; &quot;)" office:value-type="string" office:string-value=" ">
            <text:p><text:s/></text:p>
          </table:table-cell>
          <table:table-cell table:style-name="ce67" table:formula="of:=IF([.V$18]=[.$W34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0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婦人科系</text:p>
          </table:table-cell>
          <table:table-cell table:style-name="ce42" office:value-type="string" table:number-columns-spanned="2" table:number-rows-spanned="1">
            <text:p>乳房</text:p>
          </table:table-cell>
          <table:covered-table-cell table:style-name="ce42"/>
          <table:table-cell table:style-name="ce67" table:formula="of:=IF([.E$18]=[.$K35];[.$K$18];&quot; &quot;)" office:value-type="string" office:string-value=" ">
            <text:p><text:s/></text:p>
          </table:table-cell>
          <table:table-cell table:style-name="ce67" table:formula="of:=IF([.F$18]=[.$K35];[.$K$18];&quot; &quot;)" office:value-type="string" office:string-value=" ">
            <text:p><text:s/></text:p>
          </table:table-cell>
          <table:table-cell table:style-name="ce67" table:formula="of:=IF([.G$18]=[.$K35];[.$K$18];&quot; &quot;)" office:value-type="string" office:string-value=" ">
            <text:p><text:s/></text:p>
          </table:table-cell>
          <table:table-cell table:style-name="ce67" table:formula="of:=IF([.H$18]=[.$K35];[.$K$18];&quot; &quot;)" office:value-type="string" office:string-value=" ">
            <text:p><text:s/></text:p>
          </table:table-cell>
          <table:table-cell table:style-name="ce67" table:formula="of:=IF([.I$18]=[.$K35];[.$K$18];&quot; &quot;)" office:value-type="string" office:string-value=" ">
            <text:p><text:s/></text:p>
          </table:table-cell>
          <table:table-cell table:style-name="ce67" table:formula="of:=IF([.J$18]=[.$K35];[.$K$18];&quot; &quot;)" office:value-type="string" office:string-value=" ">
            <text:p><text:s/></text:p>
          </table:table-cell>
          <table:table-cell table:style-name="ce103" office:value-type="string">
            <text:p>@@k412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5];[.$W$18];&quot; &quot;)" office:value-type="string" office:string-value=" ">
            <text:p><text:s/></text:p>
          </table:table-cell>
          <table:table-cell table:style-name="ce67" table:formula="of:=IF([.R$18]=[.$W35];[.$W$18];&quot; &quot;)" office:value-type="string" office:string-value=" ">
            <text:p><text:s/></text:p>
          </table:table-cell>
          <table:table-cell table:style-name="ce67" table:formula="of:=IF([.S$18]=[.$W35];[.$W$18];&quot; &quot;)" office:value-type="string" office:string-value=" ">
            <text:p><text:s/></text:p>
          </table:table-cell>
          <table:table-cell table:style-name="ce67" table:formula="of:=IF([.T$18]=[.$W35];[.$W$18];&quot; &quot;)" office:value-type="string" office:string-value=" ">
            <text:p><text:s/></text:p>
          </table:table-cell>
          <table:table-cell table:style-name="ce67" table:formula="of:=IF([.U$18]=[.$W35];[.$W$18];&quot; &quot;)" office:value-type="string" office:string-value=" ">
            <text:p><text:s/></text:p>
          </table:table-cell>
          <table:table-cell table:style-name="ce67" table:formula="of:=IF([.V$18]=[.$W35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0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8"/>
          <table:table-cell table:style-name="ce42" office:value-type="string" table:number-columns-spanned="2" table:number-rows-spanned="1">
            <text:p>子宮</text:p>
          </table:table-cell>
          <table:covered-table-cell table:style-name="ce42"/>
          <table:table-cell table:style-name="ce67" table:formula="of:=IF([.E$18]=[.$K36];[.$K$18];&quot; &quot;)" office:value-type="string" office:string-value=" ">
            <text:p><text:s/></text:p>
          </table:table-cell>
          <table:table-cell table:style-name="ce67" table:formula="of:=IF([.F$18]=[.$K36];[.$K$18];&quot; &quot;)" office:value-type="string" office:string-value=" ">
            <text:p><text:s/></text:p>
          </table:table-cell>
          <table:table-cell table:style-name="ce67" table:formula="of:=IF([.G$18]=[.$K36];[.$K$18];&quot; &quot;)" office:value-type="string" office:string-value=" ">
            <text:p><text:s/></text:p>
          </table:table-cell>
          <table:table-cell table:style-name="ce67" table:formula="of:=IF([.H$18]=[.$K36];[.$K$18];&quot; &quot;)" office:value-type="string" office:string-value=" ">
            <text:p><text:s/></text:p>
          </table:table-cell>
          <table:table-cell table:style-name="ce67" table:formula="of:=IF([.I$18]=[.$K36];[.$K$18];&quot; &quot;)" office:value-type="string" office:string-value=" ">
            <text:p><text:s/></text:p>
          </table:table-cell>
          <table:table-cell table:style-name="ce67" table:formula="of:=IF([.J$18]=[.$K36];[.$K$18];&quot; &quot;)" office:value-type="string" office:string-value=" ">
            <text:p><text:s/></text:p>
          </table:table-cell>
          <table:table-cell table:style-name="ce103" office:value-type="string">
            <text:p>@@k413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6];[.$W$18];&quot; &quot;)" office:value-type="string" office:string-value=" ">
            <text:p><text:s/></text:p>
          </table:table-cell>
          <table:table-cell table:style-name="ce67" table:formula="of:=IF([.R$18]=[.$W36];[.$W$18];&quot; &quot;)" office:value-type="string" office:string-value=" ">
            <text:p><text:s/></text:p>
          </table:table-cell>
          <table:table-cell table:style-name="ce67" table:formula="of:=IF([.S$18]=[.$W36];[.$W$18];&quot; &quot;)" office:value-type="string" office:string-value=" ">
            <text:p><text:s/></text:p>
          </table:table-cell>
          <table:table-cell table:style-name="ce67" table:formula="of:=IF([.T$18]=[.$W36];[.$W$18];&quot; &quot;)" office:value-type="string" office:string-value=" ">
            <text:p><text:s/></text:p>
          </table:table-cell>
          <table:table-cell table:style-name="ce67" table:formula="of:=IF([.U$18]=[.$W36];[.$W$18];&quot; &quot;)" office:value-type="string" office:string-value=" ">
            <text:p><text:s/></text:p>
          </table:table-cell>
          <table:table-cell table:style-name="ce67" table:formula="of:=IF([.V$18]=[.$W36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0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4" table:number-columns-repeated="9"/>
          <table:table-cell table:style-name="ce95"/>
          <table:table-cell table:style-name="ce4" table:number-columns-repeated="11"/>
          <table:table-cell table:style-name="ce169"/>
          <table:table-cell table:number-columns-repeated="1001"/>
        </table:table-row>
        <table:table-row table:style-name="ro7">
          <table:table-cell/>
          <table:table-cell table:style-name="ce19" office:value-type="string">
            <text:p>@@PATIENT_KANJI@@ <text:s text:c="2"/>生年月日：@@PATIENT_DOB@@</text:p>
          </table:table-cell>
          <table:table-cell table:number-columns-repeated="20"/>
          <table:table-cell table:style-name="ce169"/>
          <table:table-cell table:number-columns-repeated="1001"/>
        </table:table-row>
        <table:table-row table:style-name="ro3">
          <table:table-cell table:style-name="ce2" table:number-columns-repeated="10"/>
          <table:table-cell table:style-name="Default"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身体測定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ce2"/>
          <table:table-cell table:style-name="ce20" office:value-type="string">
            <text:p>甲状腺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Default"/>
          <table:table-cell table:style-name="ce105" office:value-type="string">
            <text:p>PARAMETER</text:p>
          </table:table-cell>
          <table:table-cell table:style-name="ce105" office:value-type="string">
            <text:p>TEXT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 table:style-name="ce174"/>
          <table:table-cell table:style-name="ce173"/>
          <table:table-cell table:style-name="Default"/>
          <table:table-cell table:style-name="ce181" office:value-type="float" office:value="0">
            <text:p>0</text:p>
          </table:table-cell>
          <table:table-cell table:style-name="ce2" office:value-type="string">
            <text:p>N/A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身長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68"/>
          <table:table-cell table:style-name="ce83" office:value-type="string" table:number-columns-spanned="2" table:number-rows-spanned="1">
            <text:p>@@k100@@</text:p>
          </table:table-cell>
          <table:covered-table-cell table:style-name="ce49"/>
          <table:table-cell table:style-name="ce87" office:value-type="string" table:number-columns-spanned="2" table:number-rows-spanned="1">
            <text:p>@@p100@@</text:p>
          </table:table-cell>
          <table:covered-table-cell table:style-name="ce87"/>
          <table:table-cell office:value-type="string">
            <text:p>@@aa51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SH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92@@</text:p>
          </table:table-cell>
          <table:covered-table-cell table:style-name="ce49"/>
          <table:table-cell table:style-name="ce87" office:value-type="string" table:number-columns-spanned="2" table:number-rows-spanned="1">
            <text:p>@@pp92@@</text:p>
          </table:table-cell>
          <table:covered-table-cell table:style-name="ce87"/>
          <table:table-cell table:style-name="ce174" office:value-type="string">
            <text:p>@@aa46@@</text:p>
          </table:table-cell>
          <table:table-cell table:style-name="ce173"/>
          <table:table-cell table:style-name="Default"/>
          <table:table-cell table:style-name="ce181" office:value-type="float" office:value="1">
            <text:p>1</text:p>
          </table:table-cell>
          <table:table-cell table:style-name="ce2" office:value-type="string">
            <text:p>異常なし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体重</text:p>
          </table:table-cell>
          <table:covered-table-cell table:style-name="ce44"/>
          <table:covered-table-cell table:style-name="ce44"/>
          <table:covered-table-cell table:style-name="ce69"/>
          <table:covered-table-cell table:style-name="ce68"/>
          <table:table-cell table:style-name="ce83" office:value-type="string" table:number-columns-spanned="2" table:number-rows-spanned="1">
            <text:p>@@k101@@</text:p>
          </table:table-cell>
          <table:covered-table-cell table:style-name="ce49"/>
          <table:table-cell table:style-name="ce87" office:value-type="string" table:number-columns-spanned="2" table:number-rows-spanned="1">
            <text:p>@@p101@@</text:p>
          </table:table-cell>
          <table:covered-table-cell table:style-name="ce87"/>
          <table:table-cell office:value-type="string">
            <text:p>@@aa52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3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8@@</text:p>
          </table:table-cell>
          <table:covered-table-cell table:style-name="ce49"/>
          <table:table-cell table:style-name="ce87" office:value-type="string" table:number-columns-spanned="2" table:number-rows-spanned="1">
            <text:p>@@pp118@@</text:p>
          </table:table-cell>
          <table:covered-table-cell table:style-name="ce87"/>
          <table:table-cell table:style-name="ce174" office:value-type="string">
            <text:p>@@aa118@@</text:p>
          </table:table-cell>
          <table:table-cell table:style-name="ce173"/>
          <table:table-cell table:style-name="Default"/>
          <table:table-cell table:style-name="ce181" office:value-type="float" office:value="2">
            <text:p>2</text:p>
          </table:table-cell>
          <table:table-cell table:style-name="ce2" office:value-type="string">
            <text:p>正常範囲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BMI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07@@</text:p>
          </table:table-cell>
          <table:covered-table-cell table:style-name="ce86"/>
          <table:table-cell table:style-name="ce87" office:value-type="string" table:number-columns-spanned="2" table:number-rows-spanned="1">
            <text:p>@@p1007@@</text:p>
          </table:table-cell>
          <table:covered-table-cell table:style-name="ce93"/>
          <table:table-cell office:value-type="string">
            <text:p>@@aa1007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4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93@@</text:p>
          </table:table-cell>
          <table:covered-table-cell table:style-name="ce49"/>
          <table:table-cell table:style-name="ce87" office:value-type="string" table:number-columns-spanned="2" table:number-rows-spanned="1">
            <text:p>@@pp93@@</text:p>
          </table:table-cell>
          <table:covered-table-cell table:style-name="ce87"/>
          <table:table-cell table:style-name="ce174" office:value-type="string">
            <text:p>@@aa47@@</text:p>
          </table:table-cell>
          <table:table-cell table:style-name="ce173"/>
          <table:table-cell table:style-name="Default"/>
          <table:table-cell table:style-name="ce181" office:value-type="float" office:value="3">
            <text:p>3</text:p>
          </table:table-cell>
          <table:table-cell table:style-name="ce2" office:value-type="string">
            <text:p>経過観察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腹囲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5@@</text:p>
          </table:table-cell>
          <table:covered-table-cell table:style-name="ce49"/>
          <table:table-cell table:style-name="ce87" office:value-type="string" table:number-columns-spanned="2" table:number-rows-spanned="1">
            <text:p>@@p105@@</text:p>
          </table:table-cell>
          <table:covered-table-cell table:style-name="ce87"/>
          <table:table-cell office:value-type="string">
            <text:p>@@aa53@@</text:p>
          </table:table-cell>
          <table:table-cell table:style-name="ce2" table:number-columns-repeated="11"/>
          <table:table-cell table:style-name="ce173" table:number-columns-repeated="2"/>
          <table:table-cell table:style-name="Default"/>
          <table:table-cell table:style-name="ce181" office:value-type="float" office:value="4">
            <text:p>4</text:p>
          </table:table-cell>
          <table:table-cell table:style-name="ce2" office:value-type="string">
            <text:p>再検査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0" office:value-type="string">
            <text:p>血液生化学</text:p>
          </table:table-cell>
          <table:table-cell table:style-name="ce2" table:number-columns-repeated="8"/>
          <table:table-cell table:style-name="ce173" table:number-columns-repeated="2"/>
          <table:table-cell table:style-name="Default"/>
          <table:table-cell table:style-name="ce181" office:value-type="float" office:value="5">
            <text:p>5</text:p>
          </table:table-cell>
          <table:table-cell table:style-name="ce2" office:value-type="string">
            <text:p>精密検査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液一般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118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4"/>
          <table:table-cell table:style-name="ce173"/>
          <table:table-cell table:style-name="Default"/>
          <table:table-cell table:style-name="ce181" office:value-type="float" office:value="6">
            <text:p>6</text:p>
          </table:table-cell>
          <table:table-cell table:style-name="ce2" office:value-type="string">
            <text:p>要治療</text:p>
          </table:table-cell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6" office:value-type="string" table:number-columns-spanned="1" table:number-rows-spanned="12">
            <text:p>肝臓</text:p>
          </table:table-cell>
          <table:table-cell table:style-name="ce23" office:value-type="string">
            <text:p>総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0@@</text:p>
          </table:table-cell>
          <table:covered-table-cell table:style-name="ce49"/>
          <table:table-cell table:style-name="ce87" office:value-type="string" table:number-columns-spanned="2" table:number-rows-spanned="1">
            <text:p>@@pp30@@</text:p>
          </table:table-cell>
          <table:covered-table-cell table:style-name="ce87"/>
          <table:table-cell table:style-name="ce174" office:value-type="string">
            <text:p>@@aa8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白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1@@</text:p>
          </table:table-cell>
          <table:covered-table-cell table:style-name="Default"/>
          <table:table-cell table:style-name="ce87" office:value-type="string" table:number-columns-spanned="2" table:number-rows-spanned="1">
            <text:p>@@pp71@@</text:p>
          </table:table-cell>
          <table:covered-table-cell table:style-name="ce87"/>
          <table:table-cell office:value-type="string">
            <text:p>@@aa3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アルブミ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1@@</text:p>
          </table:table-cell>
          <table:covered-table-cell table:style-name="Default"/>
          <table:table-cell table:style-name="ce87" office:value-type="string" table:number-columns-spanned="2" table:number-rows-spanned="1">
            <text:p>@@pp31@@</text:p>
          </table:table-cell>
          <table:covered-table-cell table:style-name="ce87"/>
          <table:table-cell table:style-name="ce174" office:value-type="string">
            <text:p>@@aa9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赤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2@@</text:p>
          </table:table-cell>
          <table:covered-table-cell table:style-name="Default"/>
          <table:table-cell table:style-name="ce87" office:value-type="string" table:number-columns-spanned="2" table:number-rows-spanned="1">
            <text:p>@@pp72@@</text:p>
          </table:table-cell>
          <table:covered-table-cell table:style-name="ce87"/>
          <table:table-cell office:value-type="string">
            <text:p>@@aa3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/Ｇ比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2@@</text:p>
          </table:table-cell>
          <table:covered-table-cell table:style-name="Default"/>
          <table:table-cell table:style-name="ce87" office:value-type="string" table:number-columns-spanned="2" table:number-rows-spanned="1">
            <text:p>@@pp32@@</text:p>
          </table:table-cell>
          <table:covered-table-cell table:style-name="ce87"/>
          <table:table-cell table:style-name="ce174" office:value-type="string">
            <text:p>@@aa10@@</text:p>
          </table:table-cell>
          <table:table-cell table:style-name="ce173" table:number-columns-repeated="2"/>
          <table:table-cell table:style-name="Default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マトクリット値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4@@</text:p>
          </table:table-cell>
          <table:covered-table-cell table:style-name="Default"/>
          <table:table-cell table:style-name="ce87" office:value-type="string" table:number-columns-spanned="2" table:number-rows-spanned="1">
            <text:p>@@pp74@@</text:p>
          </table:table-cell>
          <table:covered-table-cell table:style-name="ce87"/>
          <table:table-cell office:value-type="string">
            <text:p>@@aa4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総ビリルビ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7@@</text:p>
          </table:table-cell>
          <table:covered-table-cell table:style-name="Default"/>
          <table:table-cell table:style-name="ce87" office:value-type="string" table:number-columns-spanned="2" table:number-rows-spanned="1">
            <text:p>@@pp37@@</text:p>
          </table:table-cell>
          <table:covered-table-cell table:style-name="ce87"/>
          <table:table-cell table:style-name="ce174" office:value-type="string">
            <text:p>@@aa15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モグロビ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3@@</text:p>
          </table:table-cell>
          <table:covered-table-cell table:style-name="Default"/>
          <table:table-cell table:style-name="ce87" office:value-type="string" table:number-columns-spanned="2" table:number-rows-spanned="1">
            <text:p>@@pp73@@</text:p>
          </table:table-cell>
          <table:covered-table-cell table:style-name="ce87"/>
          <table:table-cell office:value-type="string">
            <text:p>@@aa4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ＯＴ(ＡＳ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3@@</text:p>
          </table:table-cell>
          <table:covered-table-cell table:style-name="Default"/>
          <table:table-cell table:style-name="ce87" office:value-type="string" table:number-columns-spanned="2" table:number-rows-spanned="1">
            <text:p>@@pp33@@</text:p>
          </table:table-cell>
          <table:covered-table-cell table:style-name="ce87"/>
          <table:table-cell table:style-name="ce174" office:value-type="string">
            <text:p>@@aa11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V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6@@</text:p>
          </table:table-cell>
          <table:covered-table-cell table:style-name="Default"/>
          <table:table-cell table:style-name="ce87" office:value-type="string" table:number-columns-spanned="2" table:number-rows-spanned="1">
            <text:p>@@pp76@@</text:p>
          </table:table-cell>
          <table:covered-table-cell table:style-name="ce87"/>
          <table:table-cell office:value-type="string">
            <text:p>@@aa42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ＰＴ(ＡＬ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4@@</text:p>
          </table:table-cell>
          <table:covered-table-cell table:style-name="Default"/>
          <table:table-cell table:style-name="ce87" office:value-type="string" table:number-columns-spanned="2" table:number-rows-spanned="1">
            <text:p>@@pp34@@</text:p>
          </table:table-cell>
          <table:covered-table-cell table:style-name="ce87"/>
          <table:table-cell table:style-name="ce174" office:value-type="string">
            <text:p>@@aa12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7@@</text:p>
          </table:table-cell>
          <table:covered-table-cell table:style-name="Default"/>
          <table:table-cell table:style-name="ce87" office:value-type="string" table:number-columns-spanned="2" table:number-rows-spanned="1">
            <text:p>@@pp77@@</text:p>
          </table:table-cell>
          <table:covered-table-cell table:style-name="ce87"/>
          <table:table-cell office:value-type="string">
            <text:p>@@aa43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γ-ＧＴ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5@@</text:p>
          </table:table-cell>
          <table:covered-table-cell table:style-name="Default"/>
          <table:table-cell table:style-name="ce87" office:value-type="string" table:number-columns-spanned="2" table:number-rows-spanned="1">
            <text:p>@@pp35@@</text:p>
          </table:table-cell>
          <table:covered-table-cell table:style-name="ce87"/>
          <table:table-cell table:style-name="ce174" office:value-type="string">
            <text:p>@@aa13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8@@</text:p>
          </table:table-cell>
          <table:covered-table-cell table:style-name="Default"/>
          <table:table-cell table:style-name="ce87" office:value-type="string" table:number-columns-spanned="2" table:number-rows-spanned="1">
            <text:p>@@pp78@@</text:p>
          </table:table-cell>
          <table:covered-table-cell table:style-name="ce87"/>
          <table:table-cell office:value-type="string">
            <text:p>@@aa4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Ｄ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6@@</text:p>
          </table:table-cell>
          <table:covered-table-cell table:style-name="Default"/>
          <table:table-cell table:style-name="ce87" office:value-type="string" table:number-columns-spanned="2" table:number-rows-spanned="1">
            <text:p>@@pp36@@</text:p>
          </table:table-cell>
          <table:covered-table-cell table:style-name="ce87"/>
          <table:table-cell table:style-name="ce174" office:value-type="string">
            <text:p>@@aa14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小板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9@@</text:p>
          </table:table-cell>
          <table:covered-table-cell table:style-name="Default"/>
          <table:table-cell table:style-name="ce87" office:value-type="string" table:number-columns-spanned="2" table:number-rows-spanned="1">
            <text:p>@@pp79@@</text:p>
          </table:table-cell>
          <table:covered-table-cell table:style-name="ce87"/>
          <table:table-cell office:value-type="string">
            <text:p>@@aa4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Ｌ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38@@</text:p>
          </table:table-cell>
          <table:covered-table-cell table:style-name="Default"/>
          <table:table-cell table:style-name="ce87" office:value-type="string" table:number-columns-spanned="2" table:number-rows-spanned="1">
            <text:p>@@pp38@@</text:p>
          </table:table-cell>
          <table:covered-table-cell table:style-name="ce87"/>
          <table:table-cell table:style-name="ce174" office:value-type="string">
            <text:p>@@aa16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中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0@@</text:p>
          </table:table-cell>
          <table:covered-table-cell table:style-name="Default"/>
          <table:table-cell table:style-name="ce87" office:value-type="string" table:number-columns-spanned="2" table:number-rows-spanned="1">
            <text:p>@@pp100@@</text:p>
          </table:table-cell>
          <table:covered-table-cell table:style-name="ce87"/>
          <table:table-cell table:style-name="ce106" office:value-type="string">
            <text:p>@@aa10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血清鉄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1@@</text:p>
          </table:table-cell>
          <table:covered-table-cell table:style-name="Default"/>
          <table:table-cell table:style-name="ce162" office:value-type="string" table:number-columns-spanned="2" table:number-rows-spanned="1">
            <text:p>@@pp111@@</text:p>
          </table:table-cell>
          <table:covered-table-cell table:style-name="ce87"/>
          <table:table-cell table:style-name="ce175" office:value-type="string">
            <text:p>@@aa111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リンパ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1@@</text:p>
          </table:table-cell>
          <table:covered-table-cell table:style-name="Default"/>
          <table:table-cell table:style-name="ce87" office:value-type="string" table:number-columns-spanned="2" table:number-rows-spanned="1">
            <text:p>@@pp101@@</text:p>
          </table:table-cell>
          <table:covered-table-cell table:style-name="ce87"/>
          <table:table-cell table:style-name="ce106" office:value-type="string">
            <text:p>@@aa10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Ａ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0@@</text:p>
          </table:table-cell>
          <table:covered-table-cell table:style-name="Default"/>
          <table:table-cell table:style-name="ce87" office:value-type="string" table:number-columns-spanned="2" table:number-rows-spanned="1">
            <text:p>@@pp110@@</text:p>
          </table:table-cell>
          <table:covered-table-cell table:style-name="ce168"/>
          <table:table-cell table:style-name="ce175" office:value-type="string">
            <text:p>@@aa110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単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2@@</text:p>
          </table:table-cell>
          <table:covered-table-cell table:style-name="Default"/>
          <table:table-cell table:style-name="ce87" office:value-type="string" table:number-columns-spanned="2" table:number-rows-spanned="1">
            <text:p>@@pp102@@</text:p>
          </table:table-cell>
          <table:covered-table-cell table:style-name="ce87"/>
          <table:table-cell table:style-name="ce106" office:value-type="string">
            <text:p>@@aa102@@</text:p>
          </table:table-cell>
          <table:table-cell table:style-name="ce2" table:number-columns-repeated="2"/>
          <table:covered-table-cell table:style-name="ce26"/>
          <table:table-cell table:style-name="ce47" office:value-type="string">
            <text:p>コリンエステ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7@@</text:p>
          </table:table-cell>
          <table:covered-table-cell table:style-name="Default"/>
          <table:table-cell table:style-name="ce87" office:value-type="string" table:number-columns-spanned="2" table:number-rows-spanned="1">
            <text:p>@@pp117@@</text:p>
          </table:table-cell>
          <table:covered-table-cell table:style-name="ce168"/>
          <table:table-cell table:style-name="ce175" office:value-type="string">
            <text:p>@@aa117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酸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3@@</text:p>
          </table:table-cell>
          <table:covered-table-cell table:style-name="Default"/>
          <table:table-cell table:style-name="ce87" office:value-type="string" table:number-columns-spanned="2" table:number-rows-spanned="1">
            <text:p>@@pp103@@</text:p>
          </table:table-cell>
          <table:covered-table-cell table:style-name="ce87"/>
          <table:table-cell table:style-name="ce106" office:value-type="string">
            <text:p>@@aa103@@</text:p>
          </table:table-cell>
          <table:table-cell table:style-name="ce2" table:number-columns-repeated="2"/>
          <table:table-cell table:style-name="ce26" office:value-type="string" table:number-columns-spanned="1" table:number-rows-spanned="2">
            <text:p>腎臓</text:p>
          </table:table-cell>
          <table:table-cell table:style-name="ce23" office:value-type="string">
            <text:p>尿素窒素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7@@</text:p>
          </table:table-cell>
          <table:covered-table-cell table:style-name="Default"/>
          <table:table-cell table:style-name="ce87" office:value-type="string" table:number-columns-spanned="2" table:number-rows-spanned="1">
            <text:p>@@pp57@@</text:p>
          </table:table-cell>
          <table:covered-table-cell table:style-name="ce168"/>
          <table:table-cell table:style-name="ce175" office:value-type="string">
            <text:p>@@aa35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塩基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4@@</text:p>
          </table:table-cell>
          <table:covered-table-cell table:style-name="Default"/>
          <table:table-cell table:style-name="ce87" office:value-type="string" table:number-columns-spanned="2" table:number-rows-spanned="1">
            <text:p>@@pp104@@</text:p>
          </table:table-cell>
          <table:covered-table-cell table:style-name="ce87"/>
          <table:table-cell table:style-name="ce106" office:value-type="string">
            <text:p>@@aa10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クレアチニ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8@@</text:p>
          </table:table-cell>
          <table:covered-table-cell table:style-name="Default"/>
          <table:table-cell table:style-name="ce87" office:value-type="string" table:number-columns-spanned="2" table:number-rows-spanned="1">
            <text:p>@@pp58@@</text:p>
          </table:table-cell>
          <table:covered-table-cell table:style-name="ce168"/>
          <table:table-cell table:style-name="ce175" office:value-type="string">
            <text:p>@@aa36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ABO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0@@</text:p>
          </table:table-cell>
          <table:covered-table-cell table:style-name="Default"/>
          <table:table-cell table:style-name="ce87" office:value-type="string" table:number-columns-spanned="2" table:number-rows-spanned="1">
            <text:p>@@pp70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119" office:value-type="string">
            <text:p>膵臓</text:p>
          </table:table-cell>
          <table:table-cell table:style-name="ce23" office:value-type="string">
            <text:p>アミ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21@@</text:p>
          </table:table-cell>
          <table:covered-table-cell table:style-name="Default"/>
          <table:table-cell table:style-name="ce87" office:value-type="string" table:number-columns-spanned="2" table:number-rows-spanned="1">
            <text:p>@@pp21@@</text:p>
          </table:table-cell>
          <table:covered-table-cell table:style-name="ce168"/>
          <table:table-cell table:style-name="ce175" office:value-type="string">
            <text:p>@@aa7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Rh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pp75@@</text:p>
          </table:table-cell>
          <table:covered-table-cell table:style-name="Default"/>
          <table:table-cell table:style-name="ce87" office:value-type="string" table:number-columns-spanned="2" table:number-rows-spanned="1">
            <text:p>@@pp75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26" office:value-type="string" table:number-columns-spanned="1" table:number-rows-spanned="5">
            <text:p>代謝系</text:p>
          </table:table-cell>
          <table:table-cell table:style-name="ce23" office:value-type="string">
            <text:p>尿酸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9@@</text:p>
          </table:table-cell>
          <table:covered-table-cell table:style-name="Default"/>
          <table:table-cell table:style-name="ce87" office:value-type="string" table:number-columns-spanned="2" table:number-rows-spanned="1">
            <text:p>@@pp59@@</text:p>
          </table:table-cell>
          <table:covered-table-cell table:style-name="ce168"/>
          <table:table-cell table:style-name="ce175" office:value-type="string">
            <text:p>@@aa37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Ｎ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3@@</text:p>
          </table:table-cell>
          <table:covered-table-cell table:style-name="Default"/>
          <table:table-cell table:style-name="ce87" office:value-type="string" table:number-columns-spanned="2" table:number-rows-spanned="1">
            <text:p>@@pp53@@</text:p>
          </table:table-cell>
          <table:covered-table-cell table:style-name="ce168"/>
          <table:table-cell table:style-name="ce175" office:value-type="string">
            <text:p>@@aa27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清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Ｋ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4@@</text:p>
          </table:table-cell>
          <table:covered-table-cell table:style-name="Default"/>
          <table:table-cell table:style-name="ce87" office:value-type="string" table:number-columns-spanned="2" table:number-rows-spanned="1">
            <text:p>@@pp54@@</text:p>
          </table:table-cell>
          <table:covered-table-cell table:style-name="ce168"/>
          <table:table-cell table:style-name="ce175" office:value-type="string">
            <text:p>@@aa28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Ｃ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5@@</text:p>
          </table:table-cell>
          <table:covered-table-cell table:style-name="Default"/>
          <table:table-cell table:style-name="ce87" office:value-type="string" table:number-columns-spanned="2" table:number-rows-spanned="1">
            <text:p>@@pp55@@</text:p>
          </table:table-cell>
          <table:covered-table-cell table:style-name="ce168"/>
          <table:table-cell table:style-name="ce175" office:value-type="string">
            <text:p>@@aa29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Ａ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5@@</text:p>
          </table:table-cell>
          <table:covered-table-cell table:style-name="Default"/>
          <table:table-cell table:style-name="ce87" office:value-type="string" table:number-columns-spanned="2" table:number-rows-spanned="1">
            <text:p>@@pp105@@</text:p>
          </table:table-cell>
          <table:covered-table-cell table:style-name="ce87"/>
          <table:table-cell table:style-name="ce106" office:value-type="string">
            <text:p>@@aa10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Ｃ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2@@</text:p>
          </table:table-cell>
          <table:covered-table-cell table:style-name="Default"/>
          <table:table-cell table:style-name="ce87" office:value-type="string" table:number-columns-spanned="2" table:number-rows-spanned="1">
            <text:p>@@pp112@@</text:p>
          </table:table-cell>
          <table:covered-table-cell table:style-name="ce168"/>
          <table:table-cell table:style-name="ce175" office:value-type="string">
            <text:p>@@aa112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原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39@@</text:p>
          </table:table-cell>
          <table:covered-table-cell table:style-name="Default"/>
          <table:table-cell table:style-name="ce87" office:value-type="string" table:number-columns-spanned="2" table:number-rows-spanned="1">
            <text:p>@@pp39@@</text:p>
          </table:table-cell>
          <table:covered-table-cell table:style-name="ce87"/>
          <table:table-cell table:style-name="ce106" office:value-type="string">
            <text:p>@@aa1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脂質代謝</text:p>
          </table:table-cell>
          <table:table-cell table:style-name="ce47" office:value-type="string">
            <text:p>総コレステロール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0@@</text:p>
          </table:table-cell>
          <table:covered-table-cell table:style-name="Default"/>
          <table:table-cell table:style-name="ce87" office:value-type="string" table:number-columns-spanned="2" table:number-rows-spanned="1">
            <text:p>@@pp10@@</text:p>
          </table:table-cell>
          <table:covered-table-cell table:style-name="ce168"/>
          <table:table-cell table:style-name="ce175" office:value-type="string">
            <text:p>@@aa1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40@@</text:p>
          </table:table-cell>
          <table:covered-table-cell table:style-name="Default"/>
          <table:table-cell table:style-name="ce87" office:value-type="string" table:number-columns-spanned="2" table:number-rows-spanned="1">
            <text:p>@@pp40@@</text:p>
          </table:table-cell>
          <table:covered-table-cell table:style-name="ce87"/>
          <table:table-cell table:style-name="ce106" office:value-type="string">
            <text:p>@@aa1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中性脂肪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3@@</text:p>
          </table:table-cell>
          <table:covered-table-cell table:style-name="Default"/>
          <table:table-cell table:style-name="ce87" office:value-type="string" table:number-columns-spanned="2" table:number-rows-spanned="1">
            <text:p>@@pp13@@</text:p>
          </table:table-cell>
          <table:covered-table-cell table:style-name="ce168"/>
          <table:table-cell table:style-name="ce175" office:value-type="string">
            <text:p>@@aa4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ＣＶ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9@@</text:p>
          </table:table-cell>
          <table:covered-table-cell table:style-name="Default"/>
          <table:table-cell table:style-name="ce88" office:value-type="string" table:number-columns-spanned="2" table:number-rows-spanned="1">
            <text:p>@@pp109@@</text:p>
          </table:table-cell>
          <table:covered-table-cell table:style-name="ce88"/>
          <table:table-cell table:style-name="ce106" office:value-type="string">
            <text:p>@@aa1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Ｈ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@@</text:p>
          </table:table-cell>
          <table:covered-table-cell table:style-name="Default"/>
          <table:table-cell table:style-name="ce87" office:value-type="string" table:number-columns-spanned="2" table:number-rows-spanned="1">
            <text:p>@@pp11@@</text:p>
          </table:table-cell>
          <table:covered-table-cell table:style-name="ce168"/>
          <table:table-cell table:style-name="ce175" office:value-type="string">
            <text:p>@@aa2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ＣＲＰ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6@@</text:p>
          </table:table-cell>
          <table:covered-table-cell table:style-name="Default"/>
          <table:table-cell table:style-name="ce87" office:value-type="string" table:number-columns-spanned="2" table:number-rows-spanned="1">
            <text:p>@@pp106@@</text:p>
          </table:table-cell>
          <table:covered-table-cell table:style-name="ce87"/>
          <table:table-cell table:style-name="ce106" office:value-type="string">
            <text:p>@@aa106@@</text:p>
          </table:table-cell>
          <table:table-cell table:style-name="ce110"/>
          <table:table-cell table:style-name="ce2"/>
          <table:covered-table-cell table:style-name="ce26"/>
          <table:table-cell table:style-name="ce23" office:value-type="string">
            <text:p>Ｌ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4@@</text:p>
          </table:table-cell>
          <table:covered-table-cell table:style-name="Default"/>
          <table:table-cell table:style-name="ce87" office:value-type="string" table:number-columns-spanned="2" table:number-rows-spanned="1">
            <text:p>@@pp14@@</text:p>
          </table:table-cell>
          <table:covered-table-cell table:style-name="ce168"/>
          <table:table-cell table:style-name="ce175" office:value-type="string">
            <text:p>@@aa5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Ａ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7@@</text:p>
          </table:table-cell>
          <table:covered-table-cell table:style-name="Default"/>
          <table:table-cell table:style-name="ce87" office:value-type="string" table:number-columns-spanned="2" table:number-rows-spanned="1">
            <text:p>@@pp107@@</text:p>
          </table:table-cell>
          <table:covered-table-cell table:style-name="ce87"/>
          <table:table-cell table:style-name="ce106" office:value-type="string">
            <text:p>@@aa10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その他</text:p>
          </table:table-cell>
          <table:table-cell table:style-name="ce23" office:value-type="string">
            <text:p>血沈１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114@@</text:p>
          </table:table-cell>
          <table:covered-table-cell table:style-name="Default"/>
          <table:table-cell table:style-name="ce87" office:value-type="string" table:number-columns-spanned="2" table:number-rows-spanned="1">
            <text:p>@@pp114@@</text:p>
          </table:table-cell>
          <table:covered-table-cell table:style-name="ce168"/>
          <table:table-cell table:style-name="ce175" office:value-type="string">
            <text:p>@@aa114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ＰＲ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8@@</text:p>
          </table:table-cell>
          <table:covered-table-cell table:style-name="Default"/>
          <table:table-cell table:style-name="ce87" office:value-type="string" table:number-columns-spanned="2" table:number-rows-spanned="1">
            <text:p>@@pp108@@</text:p>
          </table:table-cell>
          <table:covered-table-cell table:style-name="ce87"/>
          <table:table-cell table:style-name="ce106" office:value-type="string">
            <text:p>@@aa10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ピロリ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505@@</text:p>
          </table:table-cell>
          <table:covered-table-cell table:style-name="Default"/>
          <table:table-cell table:style-name="ce87" office:value-type="string" table:number-columns-spanned="2" table:number-rows-spanned="1">
            <text:p>@@p505@@</text:p>
          </table:table-cell>
          <table:covered-table-cell table:style-name="ce168"/>
          <table:table-cell table:style-name="ce173" office:value-type="string">
            <text:p>If (+), highlight the text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腫瘍マーカー・特殊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46"/>
          <table:table-cell table:style-name="ce71" office:value-type="string" table:number-columns-spanned="2" table:number-rows-spanned="1">
            <text:p>正常値</text:p>
          </table:table-cell>
          <table:covered-table-cell table:style-name="ce77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PS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5@@</text:p>
          </table:table-cell>
          <table:covered-table-cell table:style-name="Default"/>
          <table:table-cell table:style-name="ce87" office:value-type="string" table:number-columns-spanned="2" table:number-rows-spanned="1">
            <text:p>@@pp95@@</text:p>
          </table:table-cell>
          <table:covered-table-cell table:style-name="ce87"/>
          <table:table-cell office:value-type="string">
            <text:p>@@aa49@@</text:p>
          </table:table-cell>
          <table:table-cell table:style-name="ce2" table:number-columns-repeated="2"/>
          <table:table-cell table:style-name="ce20" office:value-type="string">
            <text:p>糖代謝</text:p>
          </table:table-cell>
          <table:table-cell table:style-name="ce2" table:number-columns-repeated="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A125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4@@</text:p>
          </table:table-cell>
          <table:covered-table-cell table:style-name="Default"/>
          <table:table-cell table:style-name="ce87" office:value-type="string" table:number-columns-spanned="2" table:number-rows-spanned="1">
            <text:p>@@pp94@@</text:p>
          </table:table-cell>
          <table:covered-table-cell table:style-name="ce87"/>
          <table:table-cell office:value-type="string">
            <text:p>@@aa48@@</text:p>
          </table:table-cell>
          <table:table-cell table:style-name="ce2" table:number-columns-repeated="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8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E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5@@</text:p>
          </table:table-cell>
          <table:covered-table-cell table:style-name="Default"/>
          <table:table-cell table:style-name="ce87" office:value-type="string" table:number-columns-spanned="2" table:number-rows-spanned="1">
            <text:p>@@pp115@@</text:p>
          </table:table-cell>
          <table:covered-table-cell table:style-name="ce87"/>
          <table:table-cell table:style-name="ce106" office:value-type="string">
            <text:p>@@aa115@@</text:p>
          </table:table-cell>
          <table:table-cell table:style-name="ce2" table:number-columns-repeated="2"/>
          <table:table-cell table:style-name="ce23" office:value-type="string">
            <text:p>空腹時血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0@@</text:p>
          </table:table-cell>
          <table:covered-table-cell table:style-name="Default"/>
          <table:table-cell table:style-name="ce87" office:value-type="string" table:number-columns-spanned="2" table:number-rows-spanned="1">
            <text:p>@@pp50@@</text:p>
          </table:table-cell>
          <table:covered-table-cell table:style-name="ce168"/>
          <table:table-cell table:style-name="ce174" office:value-type="string">
            <text:p>@@aa20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5" office:value-type="string">
            <text:p>アルファフェトプロティ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6@@</text:p>
          </table:table-cell>
          <table:covered-table-cell table:style-name="Default"/>
          <table:table-cell table:style-name="ce87" office:value-type="string" table:number-columns-spanned="2" table:number-rows-spanned="1">
            <text:p>@@pp116@@</text:p>
          </table:table-cell>
          <table:covered-table-cell table:style-name="ce87"/>
          <table:table-cell table:style-name="ce106" office:value-type="string">
            <text:p>@@aa116@@</text:p>
          </table:table-cell>
          <table:table-cell table:style-name="ce2" table:number-columns-repeated="2"/>
          <table:table-cell table:style-name="ce23" office:value-type="string">
            <text:p>尿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1@@</text:p>
          </table:table-cell>
          <table:covered-table-cell table:style-name="Default"/>
          <table:table-cell table:style-name="ce87" office:value-type="string" table:number-columns-spanned="2" table:number-rows-spanned="1">
            <text:p>@@pp51@@</text:p>
          </table:table-cell>
          <table:covered-table-cell table:style-name="ce168"/>
          <table:table-cell table:style-name="ce174" office:value-type="string">
            <text:p>@@aa21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3" office:value-type="string">
            <text:p>HbA1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k52@@</text:p>
          </table:table-cell>
          <table:covered-table-cell table:style-name="Default"/>
          <table:table-cell table:style-name="ce87" office:value-type="string" table:number-columns-spanned="2" table:number-rows-spanned="1">
            <text:p>@@pp52@@</text:p>
          </table:table-cell>
          <table:covered-table-cell table:style-name="ce168"/>
          <table:table-cell table:style-name="ce174" office:value-type="string">
            <text:p>@@aa22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9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尿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0" office:value-type="string">
            <text:p>循環器系</text:p>
          </table:table-cell>
          <table:table-cell table:style-name="ce2" table:number-columns-repeated="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8"/>
          <table:covered-table-cell table:style-name="ce48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7">
            <text:p>定性</text:p>
          </table:table-cell>
          <table:table-cell table:style-name="ce23" office:value-type="string">
            <text:p>比重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9@@</text:p>
          </table:table-cell>
          <table:covered-table-cell table:style-name="Default"/>
          <table:table-cell table:style-name="ce87" office:value-type="string" table:number-columns-spanned="2" table:number-rows-spanned="1">
            <text:p>@@pp119@@</text:p>
          </table:table-cell>
          <table:covered-table-cell table:style-name="ce87"/>
          <table:table-cell table:style-name="ce106" office:value-type="string">
            <text:p>@@aa119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下)</text:p>
          </table:table-cell>
          <table:covered-table-cell table:style-name="ce23"/>
          <table:covered-table-cell table:style-name="ce133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300@@</text:p>
          </table:table-cell>
          <table:covered-table-cell table:style-name="Default"/>
          <table:table-cell table:style-name="ce87" office:value-type="string" table:number-columns-spanned="2" table:number-rows-spanned="1">
            <text:p>@@p300@@</text:p>
          </table:table-cell>
          <table:covered-table-cell table:style-name="ce168"/>
          <table:table-cell table:style-name="ce175" office:value-type="string">
            <text:p>@@aa56@@</text:p>
          </table:table-cell>
          <table:table-cell table:style-name="Default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Ｐ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0@@</text:p>
          </table:table-cell>
          <table:covered-table-cell table:style-name="Default"/>
          <table:table-cell table:style-name="ce87" office:value-type="string" table:number-columns-spanned="2" table:number-rows-spanned="1">
            <text:p>@@pp120@@</text:p>
          </table:table-cell>
          <table:covered-table-cell table:style-name="ce87"/>
          <table:table-cell table:style-name="ce106" office:value-type="string">
            <text:p>@@aa120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上)</text:p>
          </table:table-cell>
          <table:covered-table-cell table:style-name="ce23"/>
          <table:covered-table-cell table:style-name="ce133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301@@</text:p>
          </table:table-cell>
          <table:covered-table-cell table:style-name="Default"/>
          <table:table-cell table:style-name="ce87" office:value-type="string" table:number-columns-spanned="2" table:number-rows-spanned="1">
            <text:p>@@p301@@</text:p>
          </table:table-cell>
          <table:covered-table-cell table:style-name="ce168"/>
          <table:table-cell table:style-name="ce176" office:value-type="string">
            <text:p>@@aa57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糖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5@@</text:p>
          </table:table-cell>
          <table:covered-table-cell table:style-name="Default"/>
          <table:table-cell table:style-name="ce87" office:value-type="string" table:number-columns-spanned="2" table:number-rows-spanned="1">
            <text:p>@@pp65@@</text:p>
          </table:table-cell>
          <table:covered-table-cell table:style-name="ce87"/>
          <table:table-cell table:style-name="ce106" office:value-type="string">
            <text:p>@@aa24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脈拍</text:p>
          </table:table-cell>
          <table:covered-table-cell table:style-name="ce23"/>
          <table:covered-table-cell table:style-name="ce133"/>
          <table:table-cell table:style-name="ce49" table:number-columns-spanned="2" table:number-rows-spanned="1"/>
          <table:covered-table-cell table:style-name="ce49"/>
          <table:table-cell table:style-name="ce150" office:value-type="string" table:number-columns-spanned="2" table:number-rows-spanned="1">
            <text:p>@@k302@@</text:p>
          </table:table-cell>
          <table:covered-table-cell table:style-name="Default"/>
          <table:table-cell table:style-name="ce87" office:value-type="string" table:number-columns-spanned="2" table:number-rows-spanned="1">
            <text:p>@@p302@@</text:p>
          </table:table-cell>
          <table:covered-table-cell table:style-name="ce168"/>
          <table:table-cell table:style-name="ce175" office:value-type="string">
            <text:p>@@aa58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潜血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7@@</text:p>
          </table:table-cell>
          <table:covered-table-cell table:style-name="Default"/>
          <table:table-cell table:style-name="ce87" office:value-type="string" table:number-columns-spanned="2" table:number-rows-spanned="1">
            <text:p>@@pp67@@</text:p>
          </table:table-cell>
          <table:covered-table-cell table:style-name="ce87"/>
          <table:table-cell table:style-name="ce106" office:value-type="string">
            <text:p>@@aa26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心電図</text:p>
          </table:table-cell>
          <table:covered-table-cell table:style-name="ce87"/>
          <table:covered-table-cell table:style-name="ce87"/>
          <table:table-cell table:style-name="ce87" table:number-columns-spanned="2" table:number-rows-spanned="5"/>
          <table:covered-table-cell table:style-name="ce87"/>
          <table:table-cell table:style-name="ce152" table:formula="of:=IF([.W90]&lt;7;(VLOOKUP([.W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0"/>
          <table:table-cell table:style-name="ce152" table:formula="of:=IF([.X90]&lt;7;(VLOOKUP([.X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0"/>
          <table:table-cell table:style-name="ce174" office:value-type="string">
            <text:p>@@k502@@</text:p>
          </table:table-cell>
          <table:table-cell table:style-name="ce173" office:value-type="string">
            <text:p>@@p502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4@@</text:p>
          </table:table-cell>
          <table:covered-table-cell table:style-name="Default"/>
          <table:table-cell table:style-name="ce87" office:value-type="string" table:number-columns-spanned="2" table:number-rows-spanned="1">
            <text:p>@@pp64@@</text:p>
          </table:table-cell>
          <table:covered-table-cell table:style-name="ce87"/>
          <table:table-cell table:style-name="ce106" office:value-type="string">
            <text:p>@@aa23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table-cell table:style-name="ce141" office:value-type="string" table:number-columns-spanned="2" table:number-rows-spanned="4">
            <text:p>@@c502@@</text:p>
          </table:table-cell>
          <table:covered-table-cell table:style-name="ce142"/>
          <table:table-cell table:style-name="ce141" table:number-columns-spanned="2" table:number-rows-spanned="4"/>
          <table:covered-table-cell table:style-name="ce142"/>
          <table:table-cell table:style-name="ce174"/>
          <table:table-cell table:style-name="Default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47" office:value-type="string">
            <text:p>ウロビリノーゲ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1@@</text:p>
          </table:table-cell>
          <table:covered-table-cell table:style-name="Default"/>
          <table:table-cell table:style-name="ce87" office:value-type="string" table:number-columns-spanned="2" table:number-rows-spanned="1">
            <text:p>@@pp121@@</text:p>
          </table:table-cell>
          <table:covered-table-cell table:style-name="ce87"/>
          <table:table-cell table:style-name="ce106" office:value-type="string">
            <text:p>@@aa121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ケトン体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6@@</text:p>
          </table:table-cell>
          <table:covered-table-cell table:style-name="Default"/>
          <table:table-cell table:style-name="ce87" office:value-type="string" table:number-columns-spanned="2" table:number-rows-spanned="1">
            <text:p>@@pp66@@</text:p>
          </table:table-cell>
          <table:covered-table-cell table:style-name="ce87"/>
          <table:table-cell table:style-name="ce106" office:value-type="string">
            <text:p>@@aa25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53"/>
          <table:covered-table-cell table:style-name="ce153"/>
          <table:covered-table-cell table:style-name="ce153"/>
          <table:covered-table-cell table:style-name="ce153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4">
            <text:p>沈潜</text:p>
          </table:table-cell>
          <table:table-cell table:style-name="ce23" office:value-type="string">
            <text:p>赤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0@@</text:p>
          </table:table-cell>
          <table:covered-table-cell table:style-name="Default"/>
          <table:table-cell table:style-name="ce87" office:value-type="string" table:number-columns-spanned="2" table:number-rows-spanned="1">
            <text:p>@@pp60@@</text:p>
          </table:table-cell>
          <table:covered-table-cell table:style-name="ce87"/>
          <table:table-cell table:style-name="ce106" office:value-type="string">
            <text:p>@@aa31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白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1@@</text:p>
          </table:table-cell>
          <table:covered-table-cell table:style-name="Default"/>
          <table:table-cell table:style-name="ce87" office:value-type="string" table:number-columns-spanned="2" table:number-rows-spanned="1">
            <text:p>@@pp61@@</text:p>
          </table:table-cell>
          <table:covered-table-cell table:style-name="ce87"/>
          <table:table-cell table:style-name="ce106" office:value-type="string">
            <text:p>@@aa32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胸部X線（心臓）</text:p>
          </table:table-cell>
          <table:covered-table-cell table:style-name="ce87"/>
          <table:covered-table-cell table:style-name="ce121"/>
          <table:table-cell table:style-name="ce50" table:number-columns-spanned="2" table:number-rows-spanned="5"/>
          <table:covered-table-cell table:style-name="ce144"/>
          <table:table-cell table:style-name="ce152" table:formula="of:=IF([.W95]&lt;7;(VLOOKUP([.W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0"/>
          <table:table-cell table:style-name="ce152" table:formula="of:=IF([.X95]&lt;7;(VLOOKUP([.X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0"/>
          <table:table-cell table:style-name="ce174" office:value-type="string">
            <text:p>@@k501@@</text:p>
          </table:table-cell>
          <table:table-cell table:style-name="ce173" office:value-type="string">
            <text:p>@@p501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扁平上皮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2@@</text:p>
          </table:table-cell>
          <table:covered-table-cell table:style-name="Default"/>
          <table:table-cell table:style-name="ce87" office:value-type="string" table:number-columns-spanned="2" table:number-rows-spanned="1">
            <text:p>@@pp122@@</text:p>
          </table:table-cell>
          <table:covered-table-cell table:style-name="ce87"/>
          <table:table-cell table:style-name="ce106" office:value-type="string">
            <text:p>@@aa122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7"/>
          <table:covered-table-cell table:style-name="ce145"/>
          <table:table-cell table:style-name="ce154" office:value-type="string" table:number-columns-spanned="2" table:number-rows-spanned="4">
            <text:p>@@c501@@</text:p>
          </table:table-cell>
          <table:covered-table-cell table:style-name="ce142"/>
          <table:table-cell table:style-name="ce141" table:number-columns-spanned="2" table:number-rows-spanned="4"/>
          <table:covered-table-cell table:style-name="ce142"/>
          <table:table-cell table:style-name="ce174"/>
          <table:table-cell table:style-name="Default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細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2@@</text:p>
          </table:table-cell>
          <table:covered-table-cell table:style-name="Default"/>
          <table:table-cell table:style-name="ce87" office:value-type="string" table:number-columns-spanned="2" table:number-rows-spanned="1">
            <text:p>@@pp62@@</text:p>
          </table:table-cell>
          <table:covered-table-cell table:style-name="ce87"/>
          <table:table-cell table:style-name="ce106" office:value-type="string">
            <text:p>@@aa33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8"/>
          <table:covered-table-cell table:style-name="ce146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37"/>
          <table:covered-table-cell table:style-name="ce147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便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87"/>
          <table:covered-table-cell table:style-name="ce137"/>
          <table:covered-table-cell table:style-name="ce147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Default" table:number-columns-repeated="11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潜血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5@@</text:p>
          </table:table-cell>
          <table:covered-table-cell table:style-name="Default"/>
          <table:table-cell table:style-name="ce88" office:value-type="string" table:number-columns-spanned="2" table:number-rows-spanned="1">
            <text:p>@@pp15@@</text:p>
          </table:table-cell>
          <table:covered-table-cell table:style-name="ce88"/>
          <table:table-cell table:style-name="ce106" office:value-type="string">
            <text:p>@@aa6@@</text:p>
          </table:table-cell>
          <table:table-cell table:style-name="ce2" table:number-columns-repeated="2"/>
          <table:table-cell table:style-name="ce20" office:value-type="string">
            <text:p>肺機能検査</text:p>
          </table:table-cell>
          <table:table-cell table:style-name="ce2" table:number-columns-repeated="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虫卵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3@@</text:p>
          </table:table-cell>
          <table:covered-table-cell table:style-name="Default"/>
          <table:table-cell table:style-name="ce88" office:value-type="string" table:number-columns-spanned="2" table:number-rows-spanned="1">
            <text:p>@@pp123@@</text:p>
          </table:table-cell>
          <table:covered-table-cell table:style-name="ce88"/>
          <table:table-cell table:style-name="ce106" office:value-type="string">
            <text:p>@@aa123@@</text:p>
          </table:table-cell>
          <table:table-cell table:style-name="ce2" table:number-columns-repeated="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8" office:value-type="string">
            <text:p>実測肺活量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150" office:value-type="string" table:number-columns-spanned="2" table:number-rows-spanned="1">
            <text:p>@@k200@@</text:p>
          </table:table-cell>
          <table:covered-table-cell table:style-name="Default"/>
          <table:table-cell table:style-name="ce87" office:value-type="string" table:number-columns-spanned="2" table:number-rows-spanned="1">
            <text:p>@@p200@@</text:p>
          </table:table-cell>
          <table:covered-table-cell table:style-name="ce168"/>
          <table:table-cell table:style-name="ce174" office:value-type="string">
            <text:p>@@aa54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直腸診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8" office:value-type="string">
            <text:p>％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0" table:formula="of:=IF([.S103]&lt;&gt;&quot;&quot;;[.S103]/[.S105]*100;&quot;&quot;)" office:value-type="float" office:value="0" table:number-columns-spanned="2" table:number-rows-spanned="1">
            <text:p>#VALUE!</text:p>
          </table:table-cell>
          <table:covered-table-cell table:style-name="Default"/>
          <table:table-cell table:style-name="ce87" table:formula="of:=IF([.U103]&lt;&gt;&quot;&quot;;[.U103]/[.U105]*100;&quot;&quot;)" office:value-type="float" office:value="0" table:number-columns-spanned="2" table:number-rows-spanned="1">
            <text:p>#VALUE!</text:p>
          </table:table-cell>
          <table:covered-table-cell table:style-name="ce168"/>
          <table:table-cell table:style-name="ce174" office:value-type="string">
            <text:p>@@aa104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7" office:value-type="string" table:number-columns-spanned="9" table:number-rows-spanned="3">
            <text:p>@@cc418@@</text:p>
          </table:table-cell>
          <table:covered-table-cell table:style-name="ce48"/>
          <table:covered-table-cell table:style-name="ce48"/>
          <table:covered-table-cell table:style-name="ce72"/>
          <table:covered-table-cell table:style-name="ce78"/>
          <table:covered-table-cell table:style-name="ce84"/>
          <table:covered-table-cell table:style-name="ce78"/>
          <table:covered-table-cell table:style-name="ce78"/>
          <table:covered-table-cell table:style-name="ce78"/>
          <table:table-cell office:value-type="string">
            <text:p>n/a</text:p>
          </table:table-cell>
          <table:table-cell table:style-name="ce2" table:number-columns-repeated="2"/>
          <table:table-cell table:style-name="ce28" office:value-type="string">
            <text:p>予想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0" office:value-type="string" table:number-columns-spanned="2" table:number-rows-spanned="1">
            <text:p>@@k103@@</text:p>
          </table:table-cell>
          <table:covered-table-cell table:style-name="Default"/>
          <table:table-cell table:style-name="ce87" office:value-type="string" table:number-columns-spanned="2" table:number-rows-spanned="1">
            <text:p>@@p103@@</text:p>
          </table:table-cell>
          <table:covered-table-cell table:style-name="ce168"/>
          <table:table-cell table:style-name="ce174" office:value-type="string">
            <text:p>@@aa103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1秒率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0" office:value-type="string" table:number-columns-spanned="2" table:number-rows-spanned="1">
            <text:p>@@k106@@</text:p>
          </table:table-cell>
          <table:covered-table-cell table:style-name="Default"/>
          <table:table-cell table:style-name="ce87" office:value-type="string" table:number-columns-spanned="2" table:number-rows-spanned="1">
            <text:p>@@p106@@</text:p>
          </table:table-cell>
          <table:covered-table-cell table:style-name="ce168"/>
          <table:table-cell table:style-name="ce174" office:value-type="string">
            <text:p>@@aa106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努力性肺活量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0" office:value-type="string" table:number-columns-spanned="2" table:number-rows-spanned="1">
            <text:p>@@kk128@@</text:p>
          </table:table-cell>
          <table:covered-table-cell table:style-name="Default"/>
          <table:table-cell table:style-name="ce87" office:value-type="string" table:number-columns-spanned="2" table:number-rows-spanned="1">
            <text:p>@@pp128@@</text:p>
          </table:table-cell>
          <table:covered-table-cell table:style-name="ce168"/>
          <table:table-cell table:style-name="ce175" office:value-type="string">
            <text:p>@@aa128@@</text:p>
          </table:table-cell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122" office:value-type="string" table:number-columns-spanned="5" table:number-rows-spanned="4">
            <text:p>胸部Ｘ線（肺）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5" table:formula="of:=IF([.W108]&lt;7;(VLOOKUP([.W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59"/>
          <table:table-cell table:style-name="ce155" table:formula="of:=IF([.X108]&lt;7;(VLOOKUP([.X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59"/>
          <table:table-cell table:style-name="ce173" office:value-type="string">
            <text:p>@@k500@@</text:p>
          </table:table-cell>
          <table:table-cell table:style-name="ce173" office:value-type="string">
            <text:p>@@p500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眼科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8"/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6" office:value-type="string" table:number-columns-spanned="2" table:number-rows-spanned="3">
            <text:p>@@c500@@</text:p>
          </table:table-cell>
          <table:covered-table-cell table:style-name="ce160"/>
          <table:table-cell table:style-name="ce156" table:number-columns-spanned="2" table:number-rows-spanned="3"/>
          <table:covered-table-cell table:style-name="ce160"/>
          <table:table-cell table:style-name="Default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KEITH-WAGENER分類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3" office:value-type="string" table:number-columns-spanned="2" table:number-rows-spanned="1">
            <text:p>@@kk124@@</text:p>
          </table:table-cell>
          <table:covered-table-cell table:style-name="Default"/>
          <table:table-cell table:style-name="ce88" office:value-type="string" table:number-columns-spanned="2" table:number-rows-spanned="1">
            <text:p>@@pp124@@</text:p>
          </table:table-cell>
          <table:covered-table-cell table:style-name="ce88"/>
          <table:table-cell table:style-name="ce106" office:value-type="string">
            <text:p>@@aa124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Default" table:number-columns-repeated="2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H (高血圧性変化)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79"/>
          <table:table-cell table:style-name="ce83" office:value-type="string" table:number-columns-spanned="2" table:number-rows-spanned="1">
            <text:p>@@kk125@@</text:p>
          </table:table-cell>
          <table:covered-table-cell table:style-name="Default"/>
          <table:table-cell table:style-name="ce88" office:value-type="string" table:number-columns-spanned="2" table:number-rows-spanned="1">
            <text:p>@@pp125@@</text:p>
          </table:table-cell>
          <table:covered-table-cell table:style-name="ce88"/>
          <table:table-cell table:style-name="ce106" office:value-type="string">
            <text:p>@@aa125@@</text:p>
          </table:table-cell>
          <table:table-cell table:style-name="ce2" table:number-columns-repeated="2"/>
          <table:table-cell table:style-name="Default" table:number-columns-repeated="11"/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S (動脈硬化性変化)</text:p>
          </table:table-cell>
          <table:covered-table-cell table:style-name="ce46"/>
          <table:covered-table-cell table:style-name="ce46"/>
          <table:covered-table-cell table:style-name="ce74"/>
          <table:covered-table-cell table:style-name="ce79"/>
          <table:table-cell table:style-name="ce83" office:value-type="string" table:number-columns-spanned="2" table:number-rows-spanned="1">
            <text:p>@@kk126@@</text:p>
          </table:table-cell>
          <table:covered-table-cell table:style-name="Default"/>
          <table:table-cell table:style-name="ce88" office:value-type="string" table:number-columns-spanned="2" table:number-rows-spanned="1">
            <text:p>@@pp126@@</text:p>
          </table:table-cell>
          <table:covered-table-cell table:style-name="ce88"/>
          <table:table-cell table:style-name="ce106" office:value-type="string">
            <text:p>@@aa126@@</text:p>
          </table:table-cell>
          <table:table-cell table:style-name="ce2" table:number-columns-repeated="2"/>
          <table:table-cell table:style-name="ce20" office:value-type="string">
            <text:p>婦人科系</text:p>
          </table:table-cell>
          <table:table-cell table:style-name="ce2" table:number-columns-repeated="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OTT (糖尿病性変化)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83" office:value-type="string" table:number-columns-spanned="2" table:number-rows-spanned="1">
            <text:p>@@kk127@@</text:p>
          </table:table-cell>
          <table:covered-table-cell table:style-name="Default"/>
          <table:table-cell table:style-name="ce88" office:value-type="string" table:number-columns-spanned="2" table:number-rows-spanned="1">
            <text:p>@@pp127@@</text:p>
          </table:table-cell>
          <table:covered-table-cell table:style-name="ce88"/>
          <table:table-cell table:style-name="ce106" office:value-type="string">
            <text:p>@@aa127@@</text:p>
          </table:table-cell>
          <table:table-cell table:style-name="ce2" table:number-columns-repeated="2"/>
          <table:table-cell table:style-name="ce123" office:value-type="string" table:number-columns-spanned="3" table:number-rows-spanned="1">
            <text:p>検査項目</text:p>
          </table:table-cell>
          <table:covered-table-cell table:style-name="ce129"/>
          <table:covered-table-cell table:style-name="ce134"/>
          <table:table-cell table:style-name="ce139" office:value-type="string" table:number-columns-spanned="3" table:number-rows-spanned="1">
            <text:p>@@PRESCRIPTION_DATE@@</text:p>
          </table:table-cell>
          <table:covered-table-cell table:style-name="ce148"/>
          <table:covered-table-cell table:style-name="ce157"/>
          <table:table-cell table:style-name="ce161" office:value-type="string" table:number-columns-spanned="3" table:number-rows-spanned="1">
            <text:p>@@PREORDERDATE@@</text:p>
          </table:table-cell>
          <table:covered-table-cell table:style-name="ce161"/>
          <table:covered-table-cell table:style-name="ce161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乳房</text:p>
          </table:table-cell>
          <table:table-cell table:style-name="ce87" office:value-type="string" table:number-columns-spanned="2" table:number-rows-spanned="4">
            <text:p>触診</text:p>
          </table:table-cell>
          <table:covered-table-cell table:style-name="ce87"/>
          <table:table-cell table:style-name="ce140" table:formula="of:=IF([.$W115]&lt;7;VLOOKUP([.$W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40" table:formula="of:=IF([.X115]&lt;7;VLOOKUP([.X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74" office:value-type="string">
            <text:p>@@k512@@</text:p>
          </table:table-cell>
          <table:table-cell table:style-name="ce173" office:value-type="string">
            <text:p>@@p512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視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table-cell table:style-name="ce141" office:value-type="string" table:number-columns-spanned="3" table:number-rows-spanned="3">
            <text:p>@@c512@@</text:p>
          </table:table-cell>
          <table:covered-table-cell table:style-name="ce142"/>
          <table:covered-table-cell table:style-name="ce142"/>
          <table:table-cell table:style-name="ce141" table:number-columns-spanned="3" table:number-rows-spanned="3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covered-table-cell table:style-name="ce124"/>
          <table:covered-table-cell table:style-name="ce130"/>
          <table:covered-table-cell table:style-name="ce130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/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89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裸眼視力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1000@@</text:p>
          </table:table-cell>
          <table:table-cell table:style-name="ce49" office:value-type="string">
            <text:p>@@k1001@@</text:p>
          </table:table-cell>
          <table:table-cell table:style-name="ce49" office:value-type="string">
            <text:p>@@p1000@@</text:p>
          </table:table-cell>
          <table:table-cell table:style-name="ce49" office:value-type="string">
            <text:p>@@p1001@@</text:p>
          </table:table-cell>
          <table:table-cell office:value-type="string">
            <text:p>@@aa1000@@</text:p>
          </table:table-cell>
          <table:table-cell table:style-name="ce2" office:value-type="string">
            <text:p>@@aa1001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X線</text:p>
          </table:table-cell>
          <table:covered-table-cell table:style-name="ce87"/>
          <table:table-cell table:style-name="ce140" table:formula="of:=IF([.$W119]&lt;7;VLOOKUP([.$W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40" table:formula="of:=IF([.X119]&lt;7;VLOOKUP([.X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74" office:value-type="string">
            <text:p>@@k513@@</text:p>
          </table:table-cell>
          <table:table-cell table:style-name="ce173" office:value-type="string">
            <text:p>@@p513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矯正視力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0@@ </text:p>
          </table:table-cell>
          <table:table-cell table:style-name="ce49" office:value-type="string">
            <text:p>@@k81@@</text:p>
          </table:table-cell>
          <table:table-cell table:style-name="ce49" office:value-type="string">
            <text:p>@@p80@@ </text:p>
          </table:table-cell>
          <table:table-cell table:style-name="ce49" office:value-type="string">
            <text:p>@@p81@@</text:p>
          </table:table-cell>
          <table:table-cell office:value-type="string">
            <text:p>@@aa80@@</text:p>
          </table:table-cell>
          <table:table-cell table:style-name="ce2" office:value-type="string">
            <text:p>@@aa81@@</text:p>
          </table:table-cell>
          <table:table-cell table:style-name="ce2"/>
          <table:covered-table-cell table:style-name="ce26"/>
          <table:covered-table-cell table:style-name="ce87"/>
          <table:covered-table-cell table:style-name="ce87"/>
          <table:table-cell table:style-name="ce141" office:value-type="string" table:number-columns-spanned="3" table:number-rows-spanned="3">
            <text:p>@@c513@@</text:p>
          </table:table-cell>
          <table:covered-table-cell table:style-name="ce142"/>
          <table:covered-table-cell table:style-name="ce142"/>
          <table:table-cell table:style-name="ce141" table:number-columns-spanned="3" table:number-rows-spanned="3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聴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>
            <text:p>検査項目</text:p>
          </table:table-cell>
          <table:table-cell table:style-name="ce46" table:number-columns-repeated="2"/>
          <table:table-cell table:style-name="ce73"/>
          <table: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子宮</text:p>
          </table:table-cell>
          <table:table-cell table:style-name="ce87" office:value-type="string" table:number-columns-spanned="2" table:number-rows-spanned="4">
            <text:p>内診</text:p>
          </table:table-cell>
          <table:covered-table-cell table:style-name="ce87"/>
          <table:table-cell table:style-name="ce140" table:formula="of:=IF([.$W123]&lt;7;VLOOKUP([.$W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40" table:formula="of:=IF([.X123]&lt;7;VLOOKUP([.X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0"/>
          <table:covered-table-cell table:style-name="ce140"/>
          <table:table-cell table:style-name="ce174" office:value-type="string">
            <text:p>@@k515@@</text:p>
          </table:table-cell>
          <table:table-cell table:style-name="ce173" office:value-type="string">
            <text:p>@@p515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周波数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table-cell table:style-name="ce141" office:value-type="string" table:number-columns-spanned="3" table:number-rows-spanned="3">
            <text:p>@@c515@@</text:p>
          </table:table-cell>
          <table:covered-table-cell table:style-name="ce142"/>
          <table:covered-table-cell table:style-name="ce142"/>
          <table:table-cell table:style-name="ce141" table:number-columns-spanned="3" table:number-rows-spanned="3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5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2@@</text:p>
          </table:table-cell>
          <table:table-cell table:style-name="ce49" office:value-type="string">
            <text:p>@@k83@@</text:p>
          </table:table-cell>
          <table:table-cell table:style-name="ce49" office:value-type="string">
            <text:p>@@p82@@</text:p>
          </table:table-cell>
          <table:table-cell table:style-name="ce49" office:value-type="string">
            <text:p>@@p83@@</text:p>
          </table:table-cell>
          <table:table-cell office:value-type="string">
            <text:p>@@aa82@@</text:p>
          </table:table-cell>
          <table:table-cell table:style-name="ce2" office:value-type="string">
            <text:p>@@aa83@@</text:p>
          </table:table-cell>
          <table:table-cell table:style-name="ce2"/>
          <table:covered-table-cell table:style-name="Default"/>
          <table:covered-table-cell table:style-name="ce87"/>
          <table:covered-table-cell table:style-name="ce87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1000Hz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4@@</text:p>
          </table:table-cell>
          <table:table-cell table:style-name="ce49" office:value-type="string">
            <text:p>@@k85@@</text:p>
          </table:table-cell>
          <table:table-cell table:style-name="ce49" office:value-type="string">
            <text:p>@@p84@@</text:p>
          </table:table-cell>
          <table:table-cell table:style-name="ce49" office:value-type="string">
            <text:p>@@p85@@</text:p>
          </table:table-cell>
          <table:table-cell office:value-type="string">
            <text:p>@@aa84@@</text:p>
          </table:table-cell>
          <table:table-cell table:style-name="ce2" office:value-type="string">
            <text:p>@@aa85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2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6@@</text:p>
          </table:table-cell>
          <table:table-cell table:style-name="ce49" office:value-type="string">
            <text:p>@@k87@@</text:p>
          </table:table-cell>
          <table:table-cell table:style-name="ce49" office:value-type="string">
            <text:p>@@p86@@</text:p>
          </table:table-cell>
          <table:table-cell table:style-name="ce49" office:value-type="string">
            <text:p>@@p87@@</text:p>
          </table:table-cell>
          <table:table-cell office:value-type="string">
            <text:p>@@aa86@@</text:p>
          </table:table-cell>
          <table:table-cell table:style-name="ce2" office:value-type="string">
            <text:p>@@aa87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子宮ガン検診</text:p>
          </table:table-cell>
          <table:covered-table-cell table:style-name="ce87"/>
          <table:table-cell table:style-name="ce140" table:formula="of:=IF([.$W127]&lt;7;VLOOKUP([.$W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40" table:formula="of:=IF([.X127]&lt;7;VLOOKUP([.X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74" office:value-type="string">
            <text:p>@@k516@@</text:p>
          </table:table-cell>
          <table:table-cell table:style-name="ce173" office:value-type="string">
            <text:p>@@p516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4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8@@</text:p>
          </table:table-cell>
          <table:table-cell table:style-name="ce49" office:value-type="string">
            <text:p>@@k89@@</text:p>
          </table:table-cell>
          <table:table-cell table:style-name="ce49" office:value-type="string">
            <text:p>@@p88@@</text:p>
          </table:table-cell>
          <table:table-cell table:style-name="ce49" office:value-type="string">
            <text:p>@@p89@@</text:p>
          </table:table-cell>
          <table:table-cell office:value-type="string">
            <text:p>@@aa88@@</text:p>
          </table:table-cell>
          <table:table-cell table:style-name="ce2" office:value-type="string">
            <text:p>@@aa89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table-cell table:style-name="ce141" office:value-type="string" table:number-columns-spanned="3" table:number-rows-spanned="3">
            <text:p>@@c516@@</text:p>
          </table:table-cell>
          <table:covered-table-cell table:style-name="ce142"/>
          <table:covered-table-cell table:style-name="ce142"/>
          <table:table-cell table:style-name="ce141" table:number-columns-spanned="3" table:number-rows-spanned="3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10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消化器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食道・胃・十二指腸Ｘ線所見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36]&lt;7;VLOOKUP([.W136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36]&lt;7;VLOOKUP([.X136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7" office:value-type="string">
            <text:p>@@k509@@</text:p>
          </table:table-cell>
          <table:table-cell table:style-name="ce178" office:value-type="string">
            <text:p>@@p509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9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腹部超音波所見（胆のう・肝臓・膵臓・腎臓）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0]&lt;7;VLOOKUP([.W140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0]&lt;7;VLOOKUP([.X140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 office:value-type="string">
            <text:p>@@k510@@</text:p>
          </table:table-cell>
          <table:table-cell table:style-name="ce178" office:value-type="string">
            <text:p>@@p510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1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胃・大腸内視鏡所見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4]&lt;7;VLOOKUP([.W144];[.$Z$41:.$AA$47];2);&quot; &quot;)&amp;&quot; &quot;&amp;IF([.W145]&lt;7;VLOOKUP([.W145];[.$Z$41:.$AA$47];2);&quot; &quot;)" office:value-type="string" office:string-value="   " table:number-columns-spanned="9" table:number-rows-spanned="1">
            <text:p><text:s text:c="3"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office:value-type="string" table:number-columns-spanned="1" table:number-rows-spanned="3">
            <text:p>n/a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4]&lt;7;VLOOKUP([.X144];[.$Z$41:.$AA$47];2);&quot; &quot;)&amp;&quot; &quot;&amp;IF([.X145]&lt;7;VLOOKUP([.X145];[.$Z$41:.$AA$47];2);&quot; &quot;)" office:value-type="string" office:string-value="   " table:number-columns-spanned="9" table:number-rows-spanned="3">
            <text:p><text:s text:c="3"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7" office:value-type="string">
            <text:p>@@k506@@</text:p>
          </table:table-cell>
          <table:table-cell table:style-name="ce178" office:value-type="string">
            <text:p>@@p506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6@@ @@c508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 office:value-type="string">
            <text:p>@@k508@@</text:p>
          </table:table-cell>
          <table:table-cell table:style-name="ce178" office:value-type="string">
            <text:p>@@p508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Default" table:number-columns-repeated="9"/>
          <table:table-cell table:style-name="ce108"/>
          <table:table-cell table:style-name="Default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脳神経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頸動脈超音波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1]&lt;7;VLOOKUP([.W151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1]&lt;7;VLOOKUP([.X151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1002@@</text:p>
          </table:table-cell>
          <table:table-cell table:style-name="ce178" office:value-type="string">
            <text:p>@@p1002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1002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34" office:value-type="string" table:number-columns-spanned="21" table:number-rows-spanned="1">
            <text:p>MRI / MR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5]&lt;7;VLOOKUP([.W155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5]&lt;7;VLOOKUP([.X155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3" office:value-type="string">
            <text:p>@@k560@@</text:p>
          </table:table-cell>
          <table:table-cell table:style-name="ce173" office:value-type="string">
            <text:p>@@p560@@</text:p>
          </table:table-cell>
          <table:table-cell table:style-name="ce17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6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その他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notes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生活習慣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cc0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総合結果及び指導事項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table-cell table:style-name="ce36" office:value-type="string" table:number-columns-spanned="21" table:number-rows-spanned="8">
            <text:p>@@special_req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4"/>
          <table:table-cell table:style-name="ce173" table:number-columns-repeated="2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ce135" office:value-type="string">
            <text:p>担当医師</text:p>
          </table:table-cell>
          <table:table-cell table:style-name="ce2"/>
          <table:table-cell table:style-name="ce149" table:number-columns-spanned="5" table:number-rows-spanned="1"/>
          <table:covered-table-cell table:style-name="ce158"/>
          <table:covered-table-cell table:style-name="ce158"/>
          <table:covered-table-cell table:style-name="ce158"/>
          <table:covered-table-cell table:style-name="ce158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Default" table:number-columns-repeated="7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10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3" table:number-rows-repeated="9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11" table:number-rows-repeated="5">
          <table:table-cell table:style-name="ce2" table:number-columns-repeated="10"/>
          <table:table-cell/>
          <table:table-cell table:style-name="ce2" table:number-columns-repeated="11"/>
          <table:table-cell table:style-name="ce173" table:number-columns-repeated="3"/>
          <table:table-cell table:style-name="ce2"/>
          <table:table-cell table:style-name="ce183"/>
          <table:table-cell table:style-name="ce2"/>
          <table:table-cell table:style-name="ce183"/>
          <table:table-cell table:style-name="ce2" table:number-columns-repeated="995"/>
        </table:table-row>
        <table:table-row table:style-name="ro1" table:number-rows-repeated="859">
          <table:table-cell table:number-columns-repeated="22"/>
          <table:table-cell table:style-name="ce169"/>
          <table:table-cell table:number-columns-repeated="1001"/>
        </table:table-row>
        <table:table-row table:style-name="ro1" table:number-rows-repeated="1047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6">
      <number:year number:style="long"/>
      <number:text>/</number:text>
      <number:month/>
      <number:text>/</number:text>
      <number:day/>
    </number:date-style>
    <number:percentage-style style:name="N157">
      <number:number number:decimal-places="1" number:min-integer-digits="1"/>
      <number:text>%</number:text>
    </number:percentage-style>
    <number:currency-style style:name="N158">
      <number:currency-symbol>$</number:currency-symbol>
      <number:number number:decimal-places="2" number:min-integer-digits="1" number:grouping="true"/>
    </number:currency-style>
    <number:number-style style:name="N159">
      <number:text>$</number:text>
      <number:number number:decimal-places="2" number:min-integer-digits="1" number:grouping="true"/>
    </number:number-style>
    <number:number-style style:name="N160">
      <number:number number:decimal-places="1" number:min-integer-digits="1"/>
    </number:number-style>
    <number:number-style style:name="N161">
      <number:number number:decimal-places="0" number:min-integer-digits="0"/>
    </number:number-style>
    <number:date-style style:name="N163P0" style:volatile="true">
      <number:month/>
      <number:text>/</number:text>
      <number:day/>
      <number:text>/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">
      <number:text>-</number:text>
      <number:number number:decimal-places="2" number:min-integer-digits="1" number:grouping="true"/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1" number:min-integer-digits="0"/>
    </number:number-style>
    <number:number-style style:name="N167">
      <number:number number:decimal-places="2" number:min-integer-digits="1"/>
      <number:text> </number:text>
    </number:number-style>
    <number:number-style style:name="N168">
      <number:number number:decimal-places="1" number:min-integer-digits="1"/>
      <number:text> </number:text>
    </number:number-style>
    <number:number-style style:name="N169">
      <number:number number:decimal-places="3" number:min-integer-digits="1"/>
    </number:number-style>
    <number:date-style style:name="N17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1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000000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</office:styles>
  <office:automatic-styles>
    <style:page-layout style:name="Mpm1">
      <style:page-layout-properties fo:margin-top="2.032cm" fo:margin-bottom="1.778cm" fo:margin-left="1.168cm" fo:margin-right="1.168cm" style:shadow="none" fo:background-color="transparent" style:first-page-number="continue" style:scale-to="68%" style:table-centering="horizontal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2013/12/05</text:date>, <text:time>03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3-12-05T03:02:07</dc:date>
    <meta:editing-duration>PT16H51M00S</meta:editing-duration>
    <meta:editing-cycles>556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939" meta:object-count="0"/>
  </office:meta>
</office:document-meta>
</file>